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46.54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24.15pt"/>
    </style:style>
    <style:style style:name="co15" style:family="table-column">
      <style:table-column-properties fo:break-before="auto" style:column-width="21.06pt"/>
    </style:style>
    <style:style style:name="co16" style:family="table-column">
      <style:table-column-properties fo:break-before="auto" style:column-width="22.59pt"/>
    </style:style>
    <style:style style:name="co17" style:family="table-column">
      <style:table-column-properties fo:break-before="auto" style:column-width="28.0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PLL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-0.1793" calcext:value-type="float">
            <text:p>-0.179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-0.1509" calcext:value-type="float">
            <text:p>-0.1509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float" office:value="-0.1243" calcext:value-type="float">
            <text:p>-0.1243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10.55" calcext:value-type="float">
            <text:p>10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-0.08861" calcext:value-type="float">
            <text:p>-0.08861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-0.07497" calcext:value-type="float">
            <text:p>-0.07497</text:p>
          </table:table-cell>
          <table:table-cell office:value-type="float" office:value="14.35" calcext:value-type="float">
            <text:p>14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0.7824" calcext:value-type="float">
            <text:p>-0.782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-0.6591" calcext:value-type="float">
            <text:p>-0.65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0.5606" calcext:value-type="float">
            <text:p>-0.560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-1.481" calcext:value-type="float">
            <text:p>-1.48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-1.258" calcext:value-type="float">
            <text:p>-1.25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-1.02" calcext:value-type="float">
            <text:p>-1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-0.839" calcext:value-type="float">
            <text:p>-0.8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-0.7249" calcext:value-type="float">
            <text:p>-0.72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-2.539" calcext:value-type="float">
            <text:p>-2.53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-2.003" calcext:value-type="float">
            <text:p>-2.0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-1.508" calcext:value-type="float">
            <text:p>-1.50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-1.174" calcext:value-type="float">
            <text:p>-1.174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0.4968" calcext:value-type="float">
            <text:p>-0.4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-0.4469" calcext:value-type="float">
            <text:p>-0.446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-0.4069" calcext:value-type="float">
            <text:p>-0.4069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3071454" calcext:value-type="float">
            <text:p>1.215307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-2.86" calcext:value-type="float">
            <text:p>-2.86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1.143846576" calcext:value-type="float">
            <text:p>1.14384657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-2.217" calcext:value-type="float">
            <text:p>-2.21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42343" calcext:value-type="float">
            <text:p>1.0542423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-1.641" calcext:value-type="float">
            <text:p>-1.6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9722775473" calcext:value-type="float">
            <text:p>0.972277547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-1.261" calcext:value-type="float">
            <text:p>-1.26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803591" calcext:value-type="float">
            <text:p>0.91148035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-1.042" calcext:value-type="float">
            <text:p>-1.042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51433" calcext:value-type="float">
            <text:p>0.85784514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.16</text:p>
          </table:table-cell>
          <table:table-cell office:value-type="float" office:value="0.8100986603" calcext:value-type="float">
            <text:p>0.810098660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-0.7632" calcext:value-type="float">
            <text:p>-0.763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0.7644211917" calcext:value-type="float">
            <text:p>0.76442119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-0.2081" calcext:value-type="float">
            <text:p>-0.208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-0.1934" calcext:value-type="float">
            <text:p>-0.1934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-0.1863" calcext:value-type="float">
            <text:p>-0.1863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8" calcext:value-type="float">
            <text:p>5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61" calcext:value-type="float">
            <text:p>61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62" calcext:value-type="float">
            <text:p>62</text:p>
          </table:table-cell>
          <table:table-cell office:value-type="float" office:value="-0.05491" calcext:value-type="float">
            <text:p>-0.05491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63" calcext:value-type="float">
            <text:p>63</text:p>
          </table:table-cell>
          <table:table-cell office:value-type="float" office:value="-0.05179" calcext:value-type="float">
            <text:p>-0.05179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0902462" calcext:value-type="float">
            <text:p>1.241090246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-0.9292" calcext:value-type="float">
            <text:p>-0.929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89743" calcext:value-type="float">
            <text:p>1.19047897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-0.852" calcext:value-type="float">
            <text:p>-0.852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7648878" calcext:value-type="float">
            <text:p>1.166764887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-0.8162" calcext:value-type="float">
            <text:p>-0.816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7212214" calcext:value-type="float">
            <text:p>1.114721221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-0.7407" calcext:value-type="float">
            <text:p>-0.7407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4535881" calcext:value-type="float">
            <text:p>0.788453588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-0.3898" calcext:value-type="float">
            <text:p>-0.3898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902069" calcext:value-type="float">
            <text:p>0.777790206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2113314" calcext:value-type="float">
            <text:p>0.75121133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9155903" calcext:value-type="float">
            <text:p>1.145915590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-0.3477" calcext:value-type="float">
            <text:p>-0.347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5198136" calcext:value-type="float">
            <text:p>1.122519813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-0.3377" calcext:value-type="float">
            <text:p>-0.3377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-0.06642" calcext:value-type="float">
            <text:p>-0.06642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-0.05988" calcext:value-type="float">
            <text:p>-0.05988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4691179" calcext:value-type="float">
            <text:p>1.222469117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-0.382" calcext:value-type="float">
            <text:p>-0.38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133903" calcext:value-type="float">
            <text:p>1.18013390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-0.3627" calcext:value-type="float">
            <text:p>-0.362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77" calcext:value-type="float">
            <text:p>77</text:p>
          </table:table-cell>
          <table:table-cell office:value-type="float" office:value="-0.06299" calcext:value-type="float">
            <text:p>-0.0629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-0.3722" calcext:value-type="float">
            <text:p>-0.372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.29</text:p>
          </table:table-cell>
          <table:table-cell office:value-type="float" office:value="1.2011423555" calcext:value-type="float">
            <text:p>1.20114235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-0.6633" calcext:value-type="float">
            <text:p>-0.663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-0.286" calcext:value-type="float">
            <text:p>-0.28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-0.284" calcext:value-type="float">
            <text:p>-0.28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-0.282" calcext:value-type="float">
            <text:p>-0.282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-0.279" calcext:value-type="float">
            <text:p>-0.27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-0.276" calcext:value-type="float">
            <text:p>-0.27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-0.27" calcext:value-type="float">
            <text:p>-0.2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-0.266" calcext:value-type="float">
            <text:p>-0.266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-0.256" calcext:value-type="float">
            <text:p>-0.256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-0.258" calcext:value-type="float">
            <text:p>-0.2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-0.25" calcext:value-type="float">
            <text:p>-0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-0.2226" calcext:value-type="float">
            <text:p>-0.222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-0.213" calcext:value-type="float">
            <text:p>-0.21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-0.264" calcext:value-type="float">
            <text:p>-0.264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-0.246" calcext:value-type="float">
            <text:p>-0.246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-0.225" calcext:value-type="float">
            <text:p>-0.225</text:p>
          </table:table-cell>
          <table:table-cell office:value-type="float" office:value="5.45" calcext:value-type="float">
            <text:p>5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-0.207" calcext:value-type="float">
            <text:p>-0.207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-0.193" calcext:value-type="float">
            <text:p>-0.193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-0.168" calcext:value-type="float">
            <text:p>-0.168</text:p>
          </table:table-cell>
          <table:table-cell office:value-type="float" office:value="6.95" calcext:value-type="float">
            <text:p>6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-0.159" calcext:value-type="float">
            <text:p>-0.15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2" calcext:value-type="float">
            <text:p>122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-0.15" calcext:value-type="float">
            <text:p>-0.1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-0.239" calcext:value-type="float">
            <text:p>-0.23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-0.208" calcext:value-type="float">
            <text:p>-0.20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-0.188" calcext:value-type="float">
            <text:p>-0.18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-0.161" calcext:value-type="float">
            <text:p>-0.16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-0.143" calcext:value-type="float">
            <text:p>-0.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-0.13" calcext:value-type="float">
            <text:p>-0.13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1" calcext:value-type="float">
            <text:p>141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2" calcext:value-type="float">
            <text:p>142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4" calcext:value-type="float">
            <text:p>144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5" calcext:value-type="float">
            <text:p>145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-0.11" calcext:value-type="float">
            <text:p>-0.11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-0.21" calcext:value-type="float">
            <text:p>-0.21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-0.154" calcext:value-type="float">
            <text:p>-0.15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-0.125" calcext:value-type="float">
            <text:p>-0.1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1" calcext:value-type="float">
            <text:p>16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2" calcext:value-type="float">
            <text:p>16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65" calcext:value-type="float">
            <text:p>165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6" calcext:value-type="float">
            <text:p>166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7" calcext:value-type="float">
            <text:p>167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-0.084" calcext:value-type="float">
            <text:p>-0.08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0" calcext:value-type="float">
            <text:p>170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1" calcext:value-type="float">
            <text:p>171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3" calcext:value-type="float">
            <text:p>1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office:value-type="float" office:value="-0.071" calcext:value-type="float">
            <text:p>-0.071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7" calcext:value-type="float">
            <text:p>177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8" calcext:value-type="float">
            <text:p>178</text:p>
          </table:table-cell>
          <table:table-cell office:value-type="float" office:value="-0.164" calcext:value-type="float">
            <text:p>-0.16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1" calcext:value-type="float">
            <text:p>181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5" calcext:value-type="float">
            <text:p>185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6" calcext:value-type="float">
            <text:p>186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87" calcext:value-type="float">
            <text:p>187</text:p>
          </table:table-cell>
          <table:table-cell office:value-type="float" office:value="-0.066" calcext:value-type="float">
            <text:p>-0.066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8" calcext:value-type="float">
            <text:p>188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89" calcext:value-type="float">
            <text:p>189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0" calcext:value-type="float">
            <text:p>190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1" calcext:value-type="float">
            <text:p>191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2" calcext:value-type="float">
            <text:p>192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4" calcext:value-type="float">
            <text:p>194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-0.041" calcext:value-type="float">
            <text:p>-0.041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6" calcext:value-type="float">
            <text:p>196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7" calcext:value-type="float">
            <text:p>197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8" calcext:value-type="float">
            <text:p>198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99" calcext:value-type="float">
            <text:p>199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2" calcext:value-type="float">
            <text:p>202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203" calcext:value-type="float">
            <text:p>203</text:p>
          </table:table-cell>
          <table:table-cell office:value-type="float" office:value="-0.031" calcext:value-type="float">
            <text:p>-0.031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4" calcext:value-type="float">
            <text:p>204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5" calcext:value-type="float">
            <text:p>2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6" calcext:value-type="float">
            <text:p>206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7" calcext:value-type="float">
            <text:p>207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208" calcext:value-type="float">
            <text:p>208</text:p>
          </table:table-cell>
          <table:table-cell office:value-type="float" office:value="-0.023" calcext:value-type="float">
            <text:p>-0.02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0" calcext:value-type="float">
            <text:p>210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2" calcext:value-type="float">
            <text:p>212</text:p>
          </table:table-cell>
          <table:table-cell office:value-type="float" office:value="-0.685" calcext:value-type="float">
            <text:p>-0.685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3" calcext:value-type="float">
            <text:p>213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4" calcext:value-type="float">
            <text:p>214</text:p>
          </table:table-cell>
          <table:table-cell office:value-type="float" office:value="-0.753" calcext:value-type="float">
            <text:p>-0.75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-0.871" calcext:value-type="float">
            <text:p>-0.871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8" calcext:value-type="float">
            <text:p>218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-0.689" calcext:value-type="float">
            <text:p>-0.68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2" calcext:value-type="float">
            <text:p>222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3" calcext:value-type="float">
            <text:p>223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-0.625" calcext:value-type="float">
            <text:p>-0.62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6" calcext:value-type="float">
            <text:p>226</text:p>
          </table:table-cell>
          <table:table-cell office:value-type="float" office:value="-0.595" calcext:value-type="float">
            <text:p>-0.5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29" calcext:value-type="float">
            <text:p>229</text:p>
          </table:table-cell>
          <table:table-cell office:value-type="float" office:value="-1.123" calcext:value-type="float">
            <text:p>-1.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-0.997" calcext:value-type="float">
            <text:p>-0.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3" calcext:value-type="float">
            <text:p>233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4" calcext:value-type="float">
            <text:p>234</text:p>
          </table:table-cell>
          <table:table-cell office:value-type="float" office:value="-0.876" calcext:value-type="float">
            <text:p>-0.87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5" calcext:value-type="float">
            <text:p>235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office:value-type="float" office:value="-0.733" calcext:value-type="float">
            <text:p>-0.73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-0.673" calcext:value-type="float">
            <text:p>-0.67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-0.534" calcext:value-type="float">
            <text:p>-0.53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" calcext:value-type="float">
            <text:p>242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3" calcext:value-type="float">
            <text:p>243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5" calcext:value-type="float">
            <text:p>245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8" calcext:value-type="float">
            <text:p>248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1" calcext:value-type="float">
            <text:p>251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-0.901" calcext:value-type="float">
            <text:p>-0.90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55" calcext:value-type="float">
            <text:p>255</text:p>
          </table:table-cell>
          <table:table-cell office:value-type="float" office:value="-0.736" calcext:value-type="float">
            <text:p>-0.736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6" calcext:value-type="float">
            <text:p>25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59" calcext:value-type="float">
            <text:p>259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61" calcext:value-type="float">
            <text:p>261</text:p>
          </table:table-cell>
          <table:table-cell office:value-type="float" office:value="-0.529" calcext:value-type="float">
            <text:p>-0.529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2" calcext:value-type="float">
            <text:p>262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3" calcext:value-type="float">
            <text:p>263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4" calcext:value-type="float">
            <text:p>264</text:p>
          </table:table-cell>
          <table:table-cell office:value-type="float" office:value="-0.441" calcext:value-type="float">
            <text:p>-0.441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5" calcext:value-type="float">
            <text:p>265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7" calcext:value-type="float">
            <text:p>267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8" calcext:value-type="float">
            <text:p>268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-0.386" calcext:value-type="float">
            <text:p>-0.38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0.981" calcext:value-type="float">
            <text:p>-0.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1" calcext:value-type="float">
            <text:p>271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3" calcext:value-type="float">
            <text:p>273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0.791" calcext:value-type="float">
            <text:p>-0.79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7" calcext:value-type="float">
            <text:p>277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78" calcext:value-type="float">
            <text:p>278</text:p>
          </table:table-cell>
          <table:table-cell office:value-type="float" office:value="-0.636" calcext:value-type="float">
            <text:p>-0.63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1" calcext:value-type="float">
            <text:p>281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-0.51" calcext:value-type="float">
            <text:p>-0.51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4" calcext:value-type="float">
            <text:p>284</text:p>
          </table:table-cell>
          <table:table-cell office:value-type="float" office:value="-0.436" calcext:value-type="float">
            <text:p>-0.4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5" calcext:value-type="float">
            <text:p>28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7" calcext:value-type="float">
            <text:p>28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8" calcext:value-type="float">
            <text:p>28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0" calcext:value-type="float">
            <text:p>29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2" calcext:value-type="float">
            <text:p>292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3" calcext:value-type="float">
            <text:p>293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96" calcext:value-type="float">
            <text:p>296</text:p>
          </table:table-cell>
          <table:table-cell office:value-type="float" office:value="-0.34" calcext:value-type="float">
            <text:p>-0.34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97" calcext:value-type="float">
            <text:p>297</text:p>
          </table:table-cell>
          <table:table-cell office:value-type="float" office:value="-0.866" calcext:value-type="float">
            <text:p>-0.866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98" calcext:value-type="float">
            <text:p>298</text:p>
          </table:table-cell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-0.7" calcext:value-type="float">
            <text:p>-0.7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1" calcext:value-type="float">
            <text:p>301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-0.629" calcext:value-type="float">
            <text:p>-0.6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4" calcext:value-type="float">
            <text:p>304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-0.502" calcext:value-type="float">
            <text:p>-0.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09" calcext:value-type="float">
            <text:p>309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1" calcext:value-type="float">
            <text:p>311</text:p>
          </table:table-cell>
          <table:table-cell office:value-type="float" office:value="-0.387" calcext:value-type="float">
            <text:p>-0.38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4" calcext:value-type="float">
            <text:p>314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6" calcext:value-type="float">
            <text:p>316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7" calcext:value-type="float">
            <text:p>317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8" calcext:value-type="float">
            <text:p>318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19" calcext:value-type="float">
            <text:p>319</text:p>
          </table:table-cell>
          <table:table-cell office:value-type="float" office:value="-0.344" calcext:value-type="float">
            <text:p>-0.34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1" calcext:value-type="float">
            <text:p>321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3" calcext:value-type="float">
            <text:p>323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5" calcext:value-type="float">
            <text:p>325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26" calcext:value-type="float">
            <text:p>326</text:p>
          </table:table-cell>
          <table:table-cell office:value-type="float" office:value="-0.316" calcext:value-type="float">
            <text:p>-0.316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7" calcext:value-type="float">
            <text:p>327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29" calcext:value-type="float">
            <text:p>329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0" calcext:value-type="float">
            <text:p>330</text:p>
          </table:table-cell>
          <table:table-cell office:value-type="float" office:value="-0.295" calcext:value-type="float">
            <text:p>-0.29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1" calcext:value-type="float">
            <text:p>331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2" calcext:value-type="float">
            <text:p>332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4" calcext:value-type="float">
            <text:p>334</text:p>
          </table:table-cell>
          <table:table-cell office:value-type="float" office:value="-0.577" calcext:value-type="float">
            <text:p>-0.57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5" calcext:value-type="float">
            <text:p>335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36" calcext:value-type="float">
            <text:p>336</text:p>
          </table:table-cell>
          <table:table-cell office:value-type="float" office:value="-0.607" calcext:value-type="float">
            <text:p>-0.607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7" calcext:value-type="float">
            <text:p>337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8" calcext:value-type="float">
            <text:p>338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39" calcext:value-type="float">
            <text:p>339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" calcext:value-type="float">
            <text:p>340</text:p>
          </table:table-cell>
          <table:table-cell office:value-type="float" office:value="-0.643" calcext:value-type="float">
            <text:p>-0.643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1" calcext:value-type="float">
            <text:p>341</text:p>
          </table:table-cell>
          <table:table-cell office:value-type="float" office:value="-0.741" calcext:value-type="float">
            <text:p>-0.7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2" calcext:value-type="float">
            <text:p>342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3" calcext:value-type="float">
            <text:p>343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office:value-type="float" office:value="-0.799" calcext:value-type="float">
            <text:p>-0.79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5" calcext:value-type="float">
            <text:p>345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6" calcext:value-type="float">
            <text:p>346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7" calcext:value-type="float">
            <text:p>347</text:p>
          </table:table-cell>
          <table:table-cell office:value-type="float" office:value="-0.752" calcext:value-type="float">
            <text:p>-0.752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8" calcext:value-type="float">
            <text:p>348</text:p>
          </table:table-cell>
          <table:table-cell office:value-type="float" office:value="-0.709" calcext:value-type="float">
            <text:p>-0.70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-1.893" calcext:value-type="float">
            <text:p>-1.89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1" calcext:value-type="float">
            <text:p>351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2" calcext:value-type="float">
            <text:p>352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54" calcext:value-type="float">
            <text:p>354</text:p>
          </table:table-cell>
          <table:table-cell office:value-type="float" office:value="-1.505" calcext:value-type="float">
            <text:p>-1.50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5" calcext:value-type="float">
            <text:p>355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6" calcext:value-type="float">
            <text:p>356</text:p>
          </table:table-cell>
          <table:table-cell office:value-type="float" office:value="-1.25" calcext:value-type="float">
            <text:p>-1.2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7" calcext:value-type="float">
            <text:p>357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8" calcext:value-type="float">
            <text:p>358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9" calcext:value-type="float">
            <text:p>359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61" calcext:value-type="float">
            <text:p>361</text:p>
          </table:table-cell>
          <table:table-cell office:value-type="float" office:value="-0.887" calcext:value-type="float">
            <text:p>-0.88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2" calcext:value-type="float">
            <text:p>362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3" calcext:value-type="float">
            <text:p>363</text:p>
          </table:table-cell>
          <table:table-cell office:value-type="float" office:value="-0.669" calcext:value-type="float">
            <text:p>-0.66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4" calcext:value-type="float">
            <text:p>364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5" calcext:value-type="float">
            <text:p>365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7" calcext:value-type="float">
            <text:p>367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0" calcext:value-type="float">
            <text:p>370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1" calcext:value-type="float">
            <text:p>371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72" calcext:value-type="float">
            <text:p>372</text:p>
          </table:table-cell>
          <table:table-cell office:value-type="float" office:value="-1.568" calcext:value-type="float">
            <text:p>-1.568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3" calcext:value-type="float">
            <text:p>373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75" calcext:value-type="float">
            <text:p>375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6" calcext:value-type="float">
            <text:p>376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7" calcext:value-type="float">
            <text:p>377</text:p>
          </table:table-cell>
          <table:table-cell office:value-type="float" office:value="-1.058" calcext:value-type="float">
            <text:p>-1.05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79" calcext:value-type="float">
            <text:p>379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0" calcext:value-type="float">
            <text:p>380</text:p>
          </table:table-cell>
          <table:table-cell office:value-type="float" office:value="-0.831" calcext:value-type="float">
            <text:p>-0.83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1" calcext:value-type="float">
            <text:p>381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83" calcext:value-type="float">
            <text:p>383</text:p>
          </table:table-cell>
          <table:table-cell office:value-type="float" office:value="-0.702" calcext:value-type="float">
            <text:p>-0.70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4" calcext:value-type="float">
            <text:p>384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5" calcext:value-type="float">
            <text:p>385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86" calcext:value-type="float">
            <text:p>386</text:p>
          </table:table-cell>
          <table:table-cell office:value-type="float" office:value="-0.565" calcext:value-type="float">
            <text:p>-0.5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7" calcext:value-type="float">
            <text:p>387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8" calcext:value-type="float">
            <text:p>388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89" calcext:value-type="float">
            <text:p>389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91" calcext:value-type="float">
            <text:p>391</text:p>
          </table:table-cell>
          <table:table-cell office:value-type="float" office:value="-0.4828" calcext:value-type="float">
            <text:p>-0.4828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2" calcext:value-type="float">
            <text:p>392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3" calcext:value-type="float">
            <text:p>393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4" calcext:value-type="float">
            <text:p>394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95" calcext:value-type="float">
            <text:p>395</text:p>
          </table:table-cell>
          <table:table-cell office:value-type="float" office:value="-1.393" calcext:value-type="float">
            <text:p>-1.39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6" calcext:value-type="float">
            <text:p>396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" calcext:value-type="float">
            <text:p>398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9" calcext:value-type="float">
            <text:p>399</text:p>
          </table:table-cell>
          <table:table-cell office:value-type="float" office:value="-1.01" calcext:value-type="float">
            <text:p>-1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1" calcext:value-type="float">
            <text:p>401</text:p>
          </table:table-cell>
          <table:table-cell office:value-type="float" office:value="-0.801" calcext:value-type="float">
            <text:p>-0.801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2" calcext:value-type="float">
            <text:p>402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3" calcext:value-type="float">
            <text:p>403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-0.701" calcext:value-type="float">
            <text:p>-0.70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6" calcext:value-type="float">
            <text:p>406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7" calcext:value-type="float">
            <text:p>407</text:p>
          </table:table-cell>
          <table:table-cell office:value-type="float" office:value="-0.587" calcext:value-type="float">
            <text:p>-0.58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8" calcext:value-type="float">
            <text:p>408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9" calcext:value-type="float">
            <text:p>409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1" calcext:value-type="float">
            <text:p>411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2" calcext:value-type="float">
            <text:p>412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3" calcext:value-type="float">
            <text:p>413</text:p>
          </table:table-cell>
          <table:table-cell office:value-type="float" office:value="-0.503" calcext:value-type="float">
            <text:p>-0.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5" calcext:value-type="float">
            <text:p>415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7" calcext:value-type="float">
            <text:p>417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18" calcext:value-type="float">
            <text:p>418</text:p>
          </table:table-cell>
          <table:table-cell office:value-type="float" office:value="-0.433" calcext:value-type="float">
            <text:p>-0.43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0" calcext:value-type="float">
            <text:p>420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21" calcext:value-type="float">
            <text:p>421</text:p>
          </table:table-cell>
          <table:table-cell office:value-type="float" office:value="-1.284" calcext:value-type="float">
            <text:p>-1.28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2" calcext:value-type="float">
            <text:p>422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3" calcext:value-type="float">
            <text:p>423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24" calcext:value-type="float">
            <text:p>424</text:p>
          </table:table-cell>
          <table:table-cell office:value-type="float" office:value="-1.08" calcext:value-type="float">
            <text:p>-1.08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5" calcext:value-type="float">
            <text:p>425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6" calcext:value-type="float">
            <text:p>426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7" calcext:value-type="float">
            <text:p>427</text:p>
          </table:table-cell>
          <table:table-cell office:value-type="float" office:value="-0.834" calcext:value-type="float">
            <text:p>-0.83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8" calcext:value-type="float">
            <text:p>428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29" calcext:value-type="float">
            <text:p>429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0" calcext:value-type="float">
            <text:p>430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31" calcext:value-type="float">
            <text:p>431</text:p>
          </table:table-cell>
          <table:table-cell office:value-type="float" office:value="-0.6153" calcext:value-type="float">
            <text:p>-0.615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4" calcext:value-type="float">
            <text:p>434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5" calcext:value-type="float">
            <text:p>435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6" calcext:value-type="float">
            <text:p>436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7" calcext:value-type="float">
            <text:p>437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8" calcext:value-type="float">
            <text:p>438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39" calcext:value-type="float">
            <text:p>439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0" calcext:value-type="float">
            <text:p>440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1" calcext:value-type="float">
            <text:p>441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2" calcext:value-type="float">
            <text:p>442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43" calcext:value-type="float">
            <text:p>443</text:p>
          </table:table-cell>
          <table:table-cell office:value-type="float" office:value="-0.462" calcext:value-type="float">
            <text:p>-0.462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4" calcext:value-type="float">
            <text:p>444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6" calcext:value-type="float">
            <text:p>446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7" calcext:value-type="float">
            <text:p>447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166310807" calcext:value-type="float">
            <text:p>1.116631080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0976916425" calcext:value-type="float">
            <text:p>1.097691642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0" calcext:value-type="float">
            <text:p>450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6" calcext:value-type="float">
            <text:p>1.56</text:p>
          </table:table-cell>
          <table:table-cell office:value-type="float" office:value="1.079388824" calcext:value-type="float">
            <text:p>1.07938882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1" calcext:value-type="float">
            <text:p>451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0615634704" calcext:value-type="float">
            <text:p>1.061563470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-0.384" calcext:value-type="float">
            <text:p>-0.38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454888212" calcext:value-type="float">
            <text:p>1.045488821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3" calcext:value-type="float">
            <text:p>453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397592432" calcext:value-type="float">
            <text:p>1.039759243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4" calcext:value-type="float">
            <text:p>454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322789609" calcext:value-type="float">
            <text:p>1.032278960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249578335" calcext:value-type="float">
            <text:p>1.024957833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56" calcext:value-type="float">
            <text:p>456</text:p>
          </table:table-cell>
          <table:table-cell office:value-type="float" office:value="-0.528" calcext:value-type="float">
            <text:p>-0.52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158860018" calcext:value-type="float">
            <text:p>1.01588600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7" calcext:value-type="float">
            <text:p>457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17212118" calcext:value-type="float">
            <text:p>1.001721211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58" calcext:value-type="float">
            <text:p>458</text:p>
          </table:table-cell>
          <table:table-cell office:value-type="float" office:value="-0.55" calcext:value-type="float">
            <text:p>-0.5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913761405" calcext:value-type="float">
            <text:p>0.99137614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713226177" calcext:value-type="float">
            <text:p>0.971322617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64797265" calcext:value-type="float">
            <text:p>0.9647972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 office:value-type="float" office:value="-0.573" calcext:value-type="float">
            <text:p>-0.573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582719124" calcext:value-type="float">
            <text:p>0.958271912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2" calcext:value-type="float">
            <text:p>462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520648696" calcext:value-type="float">
            <text:p>0.952064869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63" calcext:value-type="float">
            <text:p>463</text:p>
          </table:table-cell>
          <table:table-cell office:value-type="float" office:value="-0.618" calcext:value-type="float">
            <text:p>-0.61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466029058" calcext:value-type="float">
            <text:p>1.046602905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4" calcext:value-type="float">
            <text:p>464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416691025" calcext:value-type="float">
            <text:p>1.041669102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65" calcext:value-type="float">
            <text:p>465</text:p>
          </table:table-cell>
          <table:table-cell office:value-type="float" office:value="-0.922" calcext:value-type="float">
            <text:p>-0.92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353029048" calcext:value-type="float">
            <text:p>1.03530290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6" calcext:value-type="float">
            <text:p>466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289367071" calcext:value-type="float">
            <text:p>1.028936707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7" calcext:value-type="float">
            <text:p>467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227296643" calcext:value-type="float">
            <text:p>1.02272966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8" calcext:value-type="float">
            <text:p>468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4" calcext:value-type="float">
            <text:p>1.64</text:p>
          </table:table-cell>
          <table:table-cell office:value-type="float" office:value="1.0165226215" calcext:value-type="float">
            <text:p>1.01652262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69" calcext:value-type="float">
            <text:p>469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1.0104747337" calcext:value-type="float">
            <text:p>1.01047473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70" calcext:value-type="float">
            <text:p>470</text:p>
          </table:table-cell>
          <table:table-cell office:value-type="float" office:value="-0.807" calcext:value-type="float">
            <text:p>-0.80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46" calcext:value-type="float">
            <text:p>0.46</text:p>
          </table:table-cell>
          <table:table-cell office:value-type="float" office:value="1.0980099524" calcext:value-type="float">
            <text:p>1.0980099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1" calcext:value-type="float">
            <text:p>471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0833676976" calcext:value-type="float">
            <text:p>1.083367697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2" calcext:value-type="float">
            <text:p>472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0725451615" calcext:value-type="float">
            <text:p>1.0725451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73" calcext:value-type="float">
            <text:p>473</text:p>
          </table:table-cell>
          <table:table-cell office:value-type="float" office:value="-1.23" calcext:value-type="float">
            <text:p>-1.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585395265" calcext:value-type="float">
            <text:p>1.058539526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4" calcext:value-type="float">
            <text:p>474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450113563" calcext:value-type="float">
            <text:p>1.045011356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5" calcext:value-type="float">
            <text:p>475</text:p>
          </table:table-cell>
          <table:table-cell office:value-type="float" office:value="-1.378" calcext:value-type="float">
            <text:p>-1.378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284592423" calcext:value-type="float">
            <text:p>1.02845924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76" calcext:value-type="float">
            <text:p>476</text:p>
          </table:table-cell>
          <table:table-cell office:value-type="float" office:value="-1.644" calcext:value-type="float">
            <text:p>-1.6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31536063" calcext:value-type="float">
            <text:p>1.00315360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77" calcext:value-type="float">
            <text:p>477</text:p>
          </table:table-cell>
          <table:table-cell office:value-type="float" office:value="-1.844" calcext:value-type="float">
            <text:p>-1.844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848507879" calcext:value-type="float">
            <text:p>0.984850787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503141652" calcext:value-type="float">
            <text:p>0.9503141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  <table:table-cell office:value-type="float" office:value="-1.389" calcext:value-type="float">
            <text:p>-1.3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1.0984874172" calcext:value-type="float">
            <text:p>1.098487417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0" calcext:value-type="float">
            <text:p>480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28509938" calcext:value-type="float">
            <text:p>0.9285099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81" calcext:value-type="float">
            <text:p>481</text:p>
          </table:table-cell>
          <table:table-cell office:value-type="float" office:value="-1.244" calcext:value-type="float">
            <text:p>-1.2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9180057118" calcext:value-type="float">
            <text:p>0.91800571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2" calcext:value-type="float">
            <text:p>482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9027268372" calcext:value-type="float">
            <text:p>0.902726837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83" calcext:value-type="float">
            <text:p>483</text:p>
          </table:table-cell>
          <table:table-cell office:value-type="float" office:value="-1.1" calcext:value-type="float">
            <text:p>-1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0981691073" calcext:value-type="float">
            <text:p>1.098169107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4" calcext:value-type="float">
            <text:p>484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0897338954" calcext:value-type="float">
            <text:p>1.089733895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-0.795" calcext:value-type="float">
            <text:p>-0.79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758874153" calcext:value-type="float">
            <text:p>1.075887415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6" calcext:value-type="float">
            <text:p>486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677705132" calcext:value-type="float">
            <text:p>1.067770513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57266287" calcext:value-type="float">
            <text:p>1.0572662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8" calcext:value-type="float">
            <text:p>488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467620607" calcext:value-type="float">
            <text:p>1.046762060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365761444" calcext:value-type="float">
            <text:p>1.03657614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-0.664" calcext:value-type="float">
            <text:p>-0.6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0296749" calcext:value-type="float">
            <text:p>1.147029674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1" calcext:value-type="float">
            <text:p>491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311141806" calcext:value-type="float">
            <text:p>1.13111418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92" calcext:value-type="float">
            <text:p>492</text:p>
          </table:table-cell>
          <table:table-cell office:value-type="float" office:value="-2.873" calcext:value-type="float">
            <text:p>-2.873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153578412" calcext:value-type="float">
            <text:p>1.11535784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93" calcext:value-type="float">
            <text:p>493</text:p>
          </table:table-cell>
          <table:table-cell office:value-type="float" office:value="-2.624" calcext:value-type="float">
            <text:p>-2.6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000789667" calcext:value-type="float">
            <text:p>1.100078966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4" calcext:value-type="float">
            <text:p>494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805029087" calcext:value-type="float">
            <text:p>1.08050290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614043155" calcext:value-type="float">
            <text:p>1.06140431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-2.037" calcext:value-type="float">
            <text:p>-2.0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386451586" calcext:value-type="float">
            <text:p>1.038645158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7" calcext:value-type="float">
            <text:p>497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108536" calcext:value-type="float">
            <text:p>1.0041085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float" office:value="-1.585" calcext:value-type="float">
            <text:p>-1.58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97578297" calcext:value-type="float">
            <text:p>0.979757829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99" calcext:value-type="float">
            <text:p>499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342395159" calcext:value-type="float">
            <text:p>0.93423951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-1.19" calcext:value-type="float">
            <text:p>-1.19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20074726" calcext:value-type="float">
            <text:p>0.9200747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1" calcext:value-type="float">
            <text:p>501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6228246" calcext:value-type="float">
            <text:p>0.90622824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02" calcext:value-type="float">
            <text:p>502</text:p>
          </table:table-cell>
          <table:table-cell office:value-type="float" office:value="-1.065" calcext:value-type="float">
            <text:p>-1.065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927000758" calcext:value-type="float">
            <text:p>0.892700075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3" calcext:value-type="float">
            <text:p>503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736014826" calcext:value-type="float">
            <text:p>0.8736014826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4" calcext:value-type="float">
            <text:p>504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549803543" calcext:value-type="float">
            <text:p>0.854980354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5" calcext:value-type="float">
            <text:p>505</text:p>
          </table:table-cell>
          <table:table-cell office:value-type="float" office:value="-0.874" calcext:value-type="float">
            <text:p>-0.874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401860123" calcext:value-type="float">
            <text:p>1.140186012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6" calcext:value-type="float">
            <text:p>506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252254477" calcext:value-type="float">
            <text:p>1.125225447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7" calcext:value-type="float">
            <text:p>507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142437566" calcext:value-type="float">
            <text:p>1.114243756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8" calcext:value-type="float">
            <text:p>508</text:p>
          </table:table-cell>
          <table:table-cell office:value-type="float" office:value="-0.681" calcext:value-type="float">
            <text:p>-0.681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096259248" calcext:value-type="float">
            <text:p>1.0962592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9" calcext:value-type="float">
            <text:p>509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859141767" calcext:value-type="float">
            <text:p>1.085914176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0" calcext:value-type="float">
            <text:p>510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722268516" calcext:value-type="float">
            <text:p>1.072226851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1" calcext:value-type="float">
            <text:p>511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590169913" calcext:value-type="float">
            <text:p>1.059016991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45966286" calcext:value-type="float">
            <text:p>1.04596628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13" calcext:value-type="float">
            <text:p>513</text:p>
          </table:table-cell>
          <table:table-cell office:value-type="float" office:value="-0.57" calcext:value-type="float">
            <text:p>-0.5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3170019" calcext:value-type="float">
            <text:p>1.18331700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4" calcext:value-type="float">
            <text:p>514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1627860142" calcext:value-type="float">
            <text:p>1.16278601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427324914" calcext:value-type="float">
            <text:p>1.14273249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234747433" calcext:value-type="float">
            <text:p>1.12347474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17" calcext:value-type="float">
            <text:p>517</text:p>
          </table:table-cell>
          <table:table-cell office:value-type="float" office:value="-2.186" calcext:value-type="float">
            <text:p>-2.18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0988057271" calcext:value-type="float">
            <text:p>1.098805727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752507955" calcext:value-type="float">
            <text:p>1.07525079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19" calcext:value-type="float">
            <text:p>519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470803706" calcext:value-type="float">
            <text:p>1.04708037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0" calcext:value-type="float">
            <text:p>520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49043107" calcext:value-type="float">
            <text:p>1.004904310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21" calcext:value-type="float">
            <text:p>521</text:p>
          </table:table-cell>
          <table:table-cell office:value-type="float" office:value="-1.418" calcext:value-type="float">
            <text:p>-1.4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756198012" calcext:value-type="float">
            <text:p>0.975619801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2" calcext:value-type="float">
            <text:p>522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6662754" calcext:value-type="float">
            <text:p>0.92166627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3" calcext:value-type="float">
            <text:p>523</text:p>
          </table:table-cell>
          <table:table-cell office:value-type="float" office:value="-1.064" calcext:value-type="float">
            <text:p>-1.064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9049550064" calcext:value-type="float">
            <text:p>0.90495500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4" calcext:value-type="float">
            <text:p>524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88803572" calcext:value-type="float">
            <text:p>0.88888035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732831727" calcext:value-type="float">
            <text:p>0.873283172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26" calcext:value-type="float">
            <text:p>526</text:p>
          </table:table-cell>
          <table:table-cell office:value-type="float" office:value="-0.905" calcext:value-type="float">
            <text:p>-0.90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511606357" calcext:value-type="float">
            <text:p>0.851160635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7" calcext:value-type="float">
            <text:p>527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8298338733" calcext:value-type="float">
            <text:p>0.82983387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8097803505" calcext:value-type="float">
            <text:p>0.809780350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9" calcext:value-type="float">
            <text:p>529</text:p>
          </table:table-cell>
          <table:table-cell office:value-type="float" office:value="-0.734" calcext:value-type="float">
            <text:p>-0.734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8000718989" calcext:value-type="float">
            <text:p>0.800071898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0" calcext:value-type="float">
            <text:p>530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199869116" calcext:value-type="float">
            <text:p>1.1998691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1" calcext:value-type="float">
            <text:p>531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1810888327" calcext:value-type="float">
            <text:p>1.18108883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626268593" calcext:value-type="float">
            <text:p>1.1626268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452789705" calcext:value-type="float">
            <text:p>1.145278970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4" calcext:value-type="float">
            <text:p>534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322282652" calcext:value-type="float">
            <text:p>1.132228265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35" calcext:value-type="float">
            <text:p>535</text:p>
          </table:table-cell>
          <table:table-cell office:value-type="float" office:value="-0.613" calcext:value-type="float">
            <text:p>-0.61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109015028" calcext:value-type="float">
            <text:p>1.11090150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6" calcext:value-type="float">
            <text:p>536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1.098964882" calcext:value-type="float">
            <text:p>1.0989648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7" calcext:value-type="float">
            <text:p>537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1.0828902328" calcext:value-type="float">
            <text:p>1.08289023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56" calcext:value-type="float">
            <text:p>1.56</text:p>
          </table:table-cell>
          <table:table-cell office:value-type="float" office:value="1.0674522033" calcext:value-type="float">
            <text:p>1.06745220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1.0528099486" calcext:value-type="float">
            <text:p>1.052809948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0" calcext:value-type="float">
            <text:p>540</text:p>
          </table:table-cell>
          <table:table-cell office:value-type="float" office:value="-0.516" calcext:value-type="float">
            <text:p>-0.51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.283743771" calcext:value-type="float">
            <text:p>1.28374377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3184154" calcext:value-type="float">
            <text:p>1.243318415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47" calcext:value-type="float">
            <text:p>0.47</text:p>
          </table:table-cell>
          <table:table-cell office:value-type="float" office:value="1.2146705257" calcext:value-type="float">
            <text:p>1.214670525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3" calcext:value-type="float">
            <text:p>543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.1874550304" calcext:value-type="float">
            <text:p>1.18745503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4" calcext:value-type="float">
            <text:p>544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office:value-type="float" office:value="1.1611944648" calcext:value-type="float">
            <text:p>1.161194464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45" calcext:value-type="float">
            <text:p>545</text:p>
          </table:table-cell>
          <table:table-cell office:value-type="float" office:value="-1.863" calcext:value-type="float">
            <text:p>-1.863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office:value-type="float" office:value="1.1282493916" calcext:value-type="float">
            <text:p>1.12824939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8691064" calcext:value-type="float">
            <text:p>1.086869106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7" calcext:value-type="float">
            <text:p>547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1.0602902309" calcext:value-type="float">
            <text:p>1.060290230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1.0063367052" calcext:value-type="float">
            <text:p>1.00633670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-1.212" calcext:value-type="float">
            <text:p>-1.21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9692536034" calcext:value-type="float">
            <text:p>0.96925360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2" calcext:value-type="float">
            <text:p>0.92</text:p>
          </table:table-cell>
          <table:table-cell office:value-type="float" office:value="0.9030451471" calcext:value-type="float">
            <text:p>0.903045147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51" calcext:value-type="float">
            <text:p>551</text:p>
          </table:table-cell>
          <table:table-cell office:value-type="float" office:value="-0.916" calcext:value-type="float">
            <text:p>-0.91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8828324693" calcext:value-type="float">
            <text:p>0.882832469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2" calcext:value-type="float">
            <text:p>552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635747212" calcext:value-type="float">
            <text:p>0.863574721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3" calcext:value-type="float">
            <text:p>553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0.8451127478" calcext:value-type="float">
            <text:p>0.845112747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54" calcext:value-type="float">
            <text:p>554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0.8190113372" calcext:value-type="float">
            <text:p>0.819011337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0.794183166" calcext:value-type="float">
            <text:p>0.79418316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2959987016" calcext:value-type="float">
            <text:p>1.295998701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7" calcext:value-type="float">
            <text:p>557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0.7711056993" calcext:value-type="float">
            <text:p>0.771105699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8" calcext:value-type="float">
            <text:p>558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2" calcext:value-type="float">
            <text:p>1.22</text:p>
          </table:table-cell>
          <table:table-cell office:value-type="float" office:value="1.2581198251" calcext:value-type="float">
            <text:p>1.25811982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59" calcext:value-type="float">
            <text:p>559</text:p>
          </table:table-cell>
          <table:table-cell office:value-type="float" office:value="-0.641" calcext:value-type="float">
            <text:p>-0.641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0.7599648533" calcext:value-type="float">
            <text:p>0.75996485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0" calcext:value-type="float">
            <text:p>560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float" office:value="1.2398170067" calcext:value-type="float">
            <text:p>1.23981700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1" calcext:value-type="float">
            <text:p>561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0.7456409084" calcext:value-type="float">
            <text:p>0.745640908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2" calcext:value-type="float">
            <text:p>562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29" calcext:value-type="float">
            <text:p>1.29</text:p>
          </table:table-cell>
          <table:table-cell office:value-type="float" office:value="1.2167395399" calcext:value-type="float">
            <text:p>1.21673953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3" calcext:value-type="float">
            <text:p>563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0.7319535833" calcext:value-type="float">
            <text:p>0.731953583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4" calcext:value-type="float">
            <text:p>564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3" calcext:value-type="float">
            <text:p>1.33</text:p>
          </table:table-cell>
          <table:table-cell office:value-type="float" office:value="1.194298693" calcext:value-type="float">
            <text:p>1.19429869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0.7185845681" calcext:value-type="float">
            <text:p>0.718584568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6" calcext:value-type="float">
            <text:p>566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1724944658" calcext:value-type="float">
            <text:p>1.172494465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7" calcext:value-type="float">
            <text:p>567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0.7088761165" calcext:value-type="float">
            <text:p>0.708876116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8" calcext:value-type="float">
            <text:p>568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1.1568972813" calcext:value-type="float">
            <text:p>1.15689728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69" calcext:value-type="float">
            <text:p>569</text:p>
          </table:table-cell>
          <table:table-cell office:value-type="float" office:value="-0.54" calcext:value-type="float">
            <text:p>-0.54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1.1314324904" calcext:value-type="float">
            <text:p>1.13143249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office:value-type="float" office:value="-0.46" calcext:value-type="float">
            <text:p>-0.46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71" calcext:value-type="float">
            <text:p>571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72" calcext:value-type="float">
            <text:p>572</text:p>
          </table:table-cell>
          <table:table-cell office:value-type="float" office:value="-0.2815938634" calcext:value-type="float">
            <text:p>-0.2815938634</text:p>
          </table:table-cell>
          <table:table-cell office:value-type="float" office:value="4.4390171889" calcext:value-type="float">
            <text:p>4.4390171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3" calcext:value-type="float">
            <text:p>573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-0.5176315224" calcext:value-type="float">
            <text:p>-0.5176315224</text:p>
          </table:table-cell>
          <table:table-cell office:value-type="float" office:value="2.4148452051" calcext:value-type="float">
            <text:p>2.41484520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75" calcext:value-type="float">
            <text:p>575</text:p>
          </table:table-cell>
          <table:table-cell office:value-type="float" office:value="-0.5774866599" calcext:value-type="float">
            <text:p>-0.5774866599</text:p>
          </table:table-cell>
          <table:table-cell office:value-type="float" office:value="2.1645521649" calcext:value-type="float">
            <text:p>2.1645521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-0.6185884138" calcext:value-type="float">
            <text:p>-0.6185884138</text:p>
          </table:table-cell>
          <table:table-cell office:value-type="float" office:value="2.0207297327" calcext:value-type="float">
            <text:p>2.02072973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7" calcext:value-type="float">
            <text:p>577</text:p>
          </table:table-cell>
          <table:table-cell office:value-type="float" office:value="-0.6482329778" calcext:value-type="float">
            <text:p>-0.6482329778</text:p>
          </table:table-cell>
          <table:table-cell office:value-type="float" office:value="1.9283190501" calcext:value-type="float">
            <text:p>1.9283190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78" calcext:value-type="float">
            <text:p>578</text:p>
          </table:table-cell>
          <table:table-cell office:value-type="float" office:value="-0.6705039414" calcext:value-type="float">
            <text:p>-0.6705039414</text:p>
          </table:table-cell>
          <table:table-cell office:value-type="float" office:value="1.8642694291" calcext:value-type="float">
            <text:p>1.86426942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79" calcext:value-type="float">
            <text:p>579</text:p>
          </table:table-cell>
          <table:table-cell office:value-type="float" office:value="-0.6877968834" calcext:value-type="float">
            <text:p>-0.6877968834</text:p>
          </table:table-cell>
          <table:table-cell office:value-type="float" office:value="1.817397011" calcext:value-type="float">
            <text:p>1.8173970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80" calcext:value-type="float">
            <text:p>580</text:p>
          </table:table-cell>
          <table:table-cell office:value-type="float" office:value="-0.7015890901" calcext:value-type="float">
            <text:p>-0.7015890901</text:p>
          </table:table-cell>
          <table:table-cell office:value-type="float" office:value="1.7816696663" calcext:value-type="float">
            <text:p>1.781669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81" calcext:value-type="float">
            <text:p>581</text:p>
          </table:table-cell>
          <table:table-cell office:value-type="float" office:value="-0.7128337088" calcext:value-type="float">
            <text:p>-0.7128337088</text:p>
          </table:table-cell>
          <table:table-cell office:value-type="float" office:value="1.7535646598" calcext:value-type="float">
            <text:p>1.75356465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a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2" calcext:value-type="float">
            <text:p>582</text:p>
          </table:table-cell>
          <table:table-cell office:value-type="float" office:value="0.8888380531" calcext:value-type="float">
            <text:p>0.8888380531</text:p>
          </table:table-cell>
          <table:table-cell office:value-type="float" office:value="1.4063304284" calcext:value-type="float">
            <text:p>1.40633042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office:value-type="float" office:value="0.8875753795" calcext:value-type="float">
            <text:p>0.8875753795</text:p>
          </table:table-cell>
          <table:table-cell office:value-type="float" office:value="1.4083310881" calcext:value-type="float">
            <text:p>1.4083310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0.8863250612" calcext:value-type="float">
            <text:p>0.8863250612</text:p>
          </table:table-cell>
          <table:table-cell office:value-type="float" office:value="1.4103177882" calcext:value-type="float">
            <text:p>1.4103177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5" calcext:value-type="float">
            <text:p>585</text:p>
          </table:table-cell>
          <table:table-cell office:value-type="float" office:value="0.8850869257" calcext:value-type="float">
            <text:p>0.8850869257</text:p>
          </table:table-cell>
          <table:table-cell office:value-type="float" office:value="1.4122906618" calcext:value-type="float">
            <text:p>1.4122906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6" calcext:value-type="float">
            <text:p>586</text:p>
          </table:table-cell>
          <table:table-cell office:value-type="float" office:value="0.8838608038" calcext:value-type="float">
            <text:p>0.8838608038</text:p>
          </table:table-cell>
          <table:table-cell office:value-type="float" office:value="1.4142498396" calcext:value-type="float">
            <text:p>1.41424983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0.8826465299" calcext:value-type="float">
            <text:p>0.8826465299</text:p>
          </table:table-cell>
          <table:table-cell office:value-type="float" office:value="1.4161954505" calcext:value-type="float">
            <text:p>1.41619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88" calcext:value-type="float">
            <text:p>588</text:p>
          </table:table-cell>
          <table:table-cell office:value-type="float" office:value="-0.2081804256" calcext:value-type="float">
            <text:p>-0.2081804256</text:p>
          </table:table-cell>
          <table:table-cell office:value-type="float" office:value="6.0044069763" calcext:value-type="float">
            <text:p>6.00440697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-0.2056872239" calcext:value-type="float">
            <text:p>-0.2056872239</text:p>
          </table:table-cell>
          <table:table-cell office:value-type="float" office:value="6.0771883469" calcext:value-type="float">
            <text:p>6.07718834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90" calcext:value-type="float">
            <text:p>590</text:p>
          </table:table-cell>
          <table:table-cell office:value-type="float" office:value="-0.2032076887" calcext:value-type="float">
            <text:p>-0.2032076887</text:p>
          </table:table-cell>
          <table:table-cell office:value-type="float" office:value="6.1513420476" calcext:value-type="float">
            <text:p>6.15134204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91" calcext:value-type="float">
            <text:p>591</text:p>
          </table:table-cell>
          <table:table-cell office:value-type="float" office:value="-0.2007423289" calcext:value-type="float">
            <text:p>-0.2007423289</text:p>
          </table:table-cell>
          <table:table-cell office:value-type="float" office:value="6.2268880065" calcext:value-type="float">
            <text:p>6.2268880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592" calcext:value-type="float">
            <text:p>592</text:p>
          </table:table-cell>
          <table:table-cell office:value-type="float" office:value="-0.1982916362" calcext:value-type="float">
            <text:p>-0.1982916362</text:p>
          </table:table-cell>
          <table:table-cell office:value-type="float" office:value="6.3038463154" calcext:value-type="float">
            <text:p>6.3038463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93" calcext:value-type="float">
            <text:p>593</text:p>
          </table:table-cell>
          <table:table-cell office:value-type="float" office:value="-0.1958560855" calcext:value-type="float">
            <text:p>-0.1958560855</text:p>
          </table:table-cell>
          <table:table-cell office:value-type="float" office:value="6.3822372273" calcext:value-type="float">
            <text:p>6.38223722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94" calcext:value-type="float">
            <text:p>594</text:p>
          </table:table-cell>
          <table:table-cell office:value-type="float" office:value="-0.1934361346" calcext:value-type="float">
            <text:p>-0.1934361346</text:p>
          </table:table-cell>
          <table:table-cell office:value-type="float" office:value="6.4620811545" calcext:value-type="float">
            <text:p>6.4620811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595" calcext:value-type="float">
            <text:p>595</text:p>
          </table:table-cell>
          <table:table-cell office:value-type="float" office:value="-0.191032224" calcext:value-type="float">
            <text:p>-0.191032224</text:p>
          </table:table-cell>
          <table:table-cell office:value-type="float" office:value="6.5433986663" calcext:value-type="float">
            <text:p>6.54339866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596" calcext:value-type="float">
            <text:p>596</text:p>
          </table:table-cell>
          <table:table-cell office:value-type="float" office:value="-0.1886447771" calcext:value-type="float">
            <text:p>-0.1886447771</text:p>
          </table:table-cell>
          <table:table-cell office:value-type="float" office:value="6.6262104861" calcext:value-type="float">
            <text:p>6.62621048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97" calcext:value-type="float">
            <text:p>597</text:p>
          </table:table-cell>
          <table:table-cell office:value-type="float" office:value="-0.1862741997" calcext:value-type="float">
            <text:p>-0.1862741997</text:p>
          </table:table-cell>
          <table:table-cell office:value-type="float" office:value="6.7105374881" calcext:value-type="float">
            <text:p>6.7105374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98" calcext:value-type="float">
            <text:p>598</text:p>
          </table:table-cell>
          <table:table-cell office:value-type="float" office:value="-0.1839208805" calcext:value-type="float">
            <text:p>-0.1839208805</text:p>
          </table:table-cell>
          <table:table-cell office:value-type="float" office:value="6.7964006944" calcext:value-type="float">
            <text:p>6.79640069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599" calcext:value-type="float">
            <text:p>599</text:p>
          </table:table-cell>
          <table:table-cell office:value-type="float" office:value="-0.181585191" calcext:value-type="float">
            <text:p>-0.181585191</text:p>
          </table:table-cell>
          <table:table-cell office:value-type="float" office:value="6.8838212703" calcext:value-type="float">
            <text:p>6.88382127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00" calcext:value-type="float">
            <text:p>600</text:p>
          </table:table-cell>
          <table:table-cell office:value-type="float" office:value="-0.1792674853" calcext:value-type="float">
            <text:p>-0.1792674853</text:p>
          </table:table-cell>
          <table:table-cell office:value-type="float" office:value="6.9728205206" calcext:value-type="float">
            <text:p>6.97282052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601" calcext:value-type="float">
            <text:p>601</text:p>
          </table:table-cell>
          <table:table-cell office:value-type="float" office:value="-0.1769681005" calcext:value-type="float">
            <text:p>-0.1769681005</text:p>
          </table:table-cell>
          <table:table-cell office:value-type="float" office:value="7.0634198847" calcext:value-type="float">
            <text:p>7.0634198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-0.1746873567" calcext:value-type="float">
            <text:p>-0.1746873567</text:p>
          </table:table-cell>
          <table:table-cell office:value-type="float" office:value="7.1556409311" calcext:value-type="float">
            <text:p>7.15564093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603" calcext:value-type="float">
            <text:p>603</text:p>
          </table:table-cell>
          <table:table-cell office:value-type="float" office:value="-0.1724255572" calcext:value-type="float">
            <text:p>-0.1724255572</text:p>
          </table:table-cell>
          <table:table-cell office:value-type="float" office:value="7.249505352" calcext:value-type="float">
            <text:p>7.2495053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604" calcext:value-type="float">
            <text:p>604</text:p>
          </table:table-cell>
          <table:table-cell office:value-type="float" office:value="-0.1701829886" calcext:value-type="float">
            <text:p>-0.1701829886</text:p>
          </table:table-cell>
          <table:table-cell office:value-type="float" office:value="7.3450349568" calcext:value-type="float">
            <text:p>7.34503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605" calcext:value-type="float">
            <text:p>605</text:p>
          </table:table-cell>
          <table:table-cell office:value-type="float" office:value="-0.1679599208" calcext:value-type="float">
            <text:p>-0.1679599208</text:p>
          </table:table-cell>
          <table:table-cell office:value-type="float" office:value="7.4422516652" calcext:value-type="float">
            <text:p>7.44225166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06" calcext:value-type="float">
            <text:p>606</text:p>
          </table:table-cell>
          <table:table-cell office:value-type="float" office:value="-0.1657566076" calcext:value-type="float">
            <text:p>-0.1657566076</text:p>
          </table:table-cell>
          <table:table-cell office:value-type="float" office:value="7.5411774999" calcext:value-type="float">
            <text:p>7.5411774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07" calcext:value-type="float">
            <text:p>607</text:p>
          </table:table-cell>
          <table:table-cell office:value-type="float" office:value="-0.1635732869" calcext:value-type="float">
            <text:p>-0.1635732869</text:p>
          </table:table-cell>
          <table:table-cell office:value-type="float" office:value="7.6418345787" calcext:value-type="float">
            <text:p>7.64183457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8" calcext:value-type="float">
            <text:p>608</text:p>
          </table:table-cell>
          <table:table-cell office:value-type="float" office:value="-0.1614101805" calcext:value-type="float">
            <text:p>-0.1614101805</text:p>
          </table:table-cell>
          <table:table-cell office:value-type="float" office:value="7.7442451053" calcext:value-type="float">
            <text:p>7.74424510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09" calcext:value-type="float">
            <text:p>609</text:p>
          </table:table-cell>
          <table:table-cell office:value-type="float" office:value="-0.1592674947" calcext:value-type="float">
            <text:p>-0.1592674947</text:p>
          </table:table-cell>
          <table:table-cell office:value-type="float" office:value="7.8484313606" calcext:value-type="float">
            <text:p>7.8484313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610" calcext:value-type="float">
            <text:p>610</text:p>
          </table:table-cell>
          <table:table-cell office:value-type="float" office:value="-0.1571454207" calcext:value-type="float">
            <text:p>-0.1571454207</text:p>
          </table:table-cell>
          <table:table-cell office:value-type="float" office:value="7.954415692" calcext:value-type="float">
            <text:p>7.9544156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611" calcext:value-type="float">
            <text:p>611</text:p>
          </table:table-cell>
          <table:table-cell office:value-type="float" office:value="-0.1550441345" calcext:value-type="float">
            <text:p>-0.1550441345</text:p>
          </table:table-cell>
          <table:table-cell office:value-type="float" office:value="8.0622205029" calcext:value-type="float">
            <text:p>8.06222050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612" calcext:value-type="float">
            <text:p>612</text:p>
          </table:table-cell>
          <table:table-cell office:value-type="float" office:value="-0.1529637976" calcext:value-type="float">
            <text:p>-0.1529637976</text:p>
          </table:table-cell>
          <table:table-cell office:value-type="float" office:value="8.1718682414" calcext:value-type="float">
            <text:p>8.17186824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13" calcext:value-type="float">
            <text:p>613</text:p>
          </table:table-cell>
          <table:table-cell office:value-type="float" office:value="-0.1509045572" calcext:value-type="float">
            <text:p>-0.1509045572</text:p>
          </table:table-cell>
          <table:table-cell office:value-type="float" office:value="8.2833813871" calcext:value-type="float">
            <text:p>8.28338138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614" calcext:value-type="float">
            <text:p>614</text:p>
          </table:table-cell>
          <table:table-cell office:value-type="float" office:value="-0.1488665461" calcext:value-type="float">
            <text:p>-0.1488665461</text:p>
          </table:table-cell>
          <table:table-cell office:value-type="float" office:value="8.3967824387" calcext:value-type="float">
            <text:p>8.39678243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-0.1468498838" calcext:value-type="float">
            <text:p>-0.1468498838</text:p>
          </table:table-cell>
          <table:table-cell office:value-type="float" office:value="8.5120938995" calcext:value-type="float">
            <text:p>8.5120938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16" calcext:value-type="float">
            <text:p>616</text:p>
          </table:table-cell>
          <table:table-cell office:value-type="float" office:value="-0.1448546762" calcext:value-type="float">
            <text:p>-0.1448546762</text:p>
          </table:table-cell>
          <table:table-cell office:value-type="float" office:value="8.6293382626" calcext:value-type="float">
            <text:p>8.6293382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617" calcext:value-type="float">
            <text:p>617</text:p>
          </table:table-cell>
          <table:table-cell office:value-type="float" office:value="-0.1428810163" calcext:value-type="float">
            <text:p>-0.1428810163</text:p>
          </table:table-cell>
          <table:table-cell office:value-type="float" office:value="8.7485379947" calcext:value-type="float">
            <text:p>8.74853799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18" calcext:value-type="float">
            <text:p>618</text:p>
          </table:table-cell>
          <table:table-cell office:value-type="float" office:value="-0.1409289844" calcext:value-type="float">
            <text:p>-0.1409289844</text:p>
          </table:table-cell>
          <table:table-cell office:value-type="float" office:value="8.8697155197" calcext:value-type="float">
            <text:p>8.86971551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19" calcext:value-type="float">
            <text:p>619</text:p>
          </table:table-cell>
          <table:table-cell office:value-type="float" office:value="-0.1389986484" calcext:value-type="float">
            <text:p>-0.1389986484</text:p>
          </table:table-cell>
          <table:table-cell office:value-type="float" office:value="8.9928932003" calcext:value-type="float">
            <text:p>8.9928932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620" calcext:value-type="float">
            <text:p>620</text:p>
          </table:table-cell>
          <table:table-cell office:value-type="float" office:value="-0.1370900644" calcext:value-type="float">
            <text:p>-0.1370900644</text:p>
          </table:table-cell>
          <table:table-cell office:value-type="float" office:value="9.1180933194" calcext:value-type="float">
            <text:p>9.1180933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-0.1352032767" calcext:value-type="float">
            <text:p>-0.1352032767</text:p>
          </table:table-cell>
          <table:table-cell office:value-type="float" office:value="9.2453380604" calcext:value-type="float">
            <text:p>9.2453380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-0.1333383186" calcext:value-type="float">
            <text:p>-0.1333383186</text:p>
          </table:table-cell>
          <table:table-cell office:value-type="float" office:value="9.3746494853" calcext:value-type="float">
            <text:p>9.37464948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623" calcext:value-type="float">
            <text:p>623</text:p>
          </table:table-cell>
          <table:table-cell office:value-type="float" office:value="-0.1314952124" calcext:value-type="float">
            <text:p>-0.1314952124</text:p>
          </table:table-cell>
          <table:table-cell office:value-type="float" office:value="9.5060495133" calcext:value-type="float">
            <text:p>9.50604951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624" calcext:value-type="float">
            <text:p>624</text:p>
          </table:table-cell>
          <table:table-cell office:value-type="float" office:value="-0.1296739699" calcext:value-type="float">
            <text:p>-0.1296739699</text:p>
          </table:table-cell>
          <table:table-cell office:value-type="float" office:value="9.6395598971" calcext:value-type="float">
            <text:p>9.63955989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625" calcext:value-type="float">
            <text:p>625</text:p>
          </table:table-cell>
          <table:table-cell office:value-type="float" office:value="-0.1278745927" calcext:value-type="float">
            <text:p>-0.1278745927</text:p>
          </table:table-cell>
          <table:table-cell office:value-type="float" office:value="9.7752021983" calcext:value-type="float">
            <text:p>9.77520219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26" calcext:value-type="float">
            <text:p>626</text:p>
          </table:table-cell>
          <table:table-cell office:value-type="float" office:value="-0.1260970728" calcext:value-type="float">
            <text:p>-0.1260970728</text:p>
          </table:table-cell>
          <table:table-cell office:value-type="float" office:value="9.9129977617" calcext:value-type="float">
            <text:p>9.9129977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627" calcext:value-type="float">
            <text:p>627</text:p>
          </table:table-cell>
          <table:table-cell office:value-type="float" office:value="-0.1243413924" calcext:value-type="float">
            <text:p>-0.1243413924</text:p>
          </table:table-cell>
          <table:table-cell office:value-type="float" office:value="10.0529676882" calcext:value-type="float">
            <text:p>10.0529676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628" calcext:value-type="float">
            <text:p>628</text:p>
          </table:table-cell>
          <table:table-cell office:value-type="float" office:value="-0.122607525" calcext:value-type="float">
            <text:p>-0.122607525</text:p>
          </table:table-cell>
          <table:table-cell office:value-type="float" office:value="10.1951328062" calcext:value-type="float">
            <text:p>10.19513280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29" calcext:value-type="float">
            <text:p>629</text:p>
          </table:table-cell>
          <table:table-cell office:value-type="float" office:value="-0.1208954351" calcext:value-type="float">
            <text:p>-0.1208954351</text:p>
          </table:table-cell>
          <table:table-cell office:value-type="float" office:value="10.3395136423" calcext:value-type="float">
            <text:p>10.339513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30" calcext:value-type="float">
            <text:p>630</text:p>
          </table:table-cell>
          <table:table-cell office:value-type="float" office:value="-0.1192050789" calcext:value-type="float">
            <text:p>-0.1192050789</text:p>
          </table:table-cell>
          <table:table-cell office:value-type="float" office:value="10.4861303901" calcext:value-type="float">
            <text:p>10.48613039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31" calcext:value-type="float">
            <text:p>631</text:p>
          </table:table-cell>
          <table:table-cell office:value-type="float" office:value="-0.1175364045" calcext:value-type="float">
            <text:p>-0.1175364045</text:p>
          </table:table-cell>
          <table:table-cell office:value-type="float" office:value="10.6350028774" calcext:value-type="float">
            <text:p>10.63500287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-0.1158893524" calcext:value-type="float">
            <text:p>-0.1158893524</text:p>
          </table:table-cell>
          <table:table-cell office:value-type="float" office:value="10.7861505329" calcext:value-type="float">
            <text:p>10.78615053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33" calcext:value-type="float">
            <text:p>633</text:p>
          </table:table-cell>
          <table:table-cell office:value-type="float" office:value="-0.1142638555" calcext:value-type="float">
            <text:p>-0.1142638555</text:p>
          </table:table-cell>
          <table:table-cell office:value-type="float" office:value="10.9395923505" calcext:value-type="float">
            <text:p>10.9395923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34" calcext:value-type="float">
            <text:p>634</text:p>
          </table:table-cell>
          <table:table-cell office:value-type="float" office:value="-0.1126598399" calcext:value-type="float">
            <text:p>-0.1126598399</text:p>
          </table:table-cell>
          <table:table-cell office:value-type="float" office:value="11.0953468526" calcext:value-type="float">
            <text:p>11.09534685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635" calcext:value-type="float">
            <text:p>635</text:p>
          </table:table-cell>
          <table:table-cell office:value-type="float" office:value="-0.1110772246" calcext:value-type="float">
            <text:p>-0.1110772246</text:p>
          </table:table-cell>
          <table:table-cell office:value-type="float" office:value="11.2534320518" calcext:value-type="float">
            <text:p>11.25343205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36" calcext:value-type="float">
            <text:p>636</text:p>
          </table:table-cell>
          <table:table-cell office:value-type="float" office:value="-0.1095159225" calcext:value-type="float">
            <text:p>-0.1095159225</text:p>
          </table:table-cell>
          <table:table-cell office:value-type="float" office:value="11.4138654114" calcext:value-type="float">
            <text:p>11.413865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-0.1079758401" calcext:value-type="float">
            <text:p>-0.1079758401</text:p>
          </table:table-cell>
          <table:table-cell office:value-type="float" office:value="11.5766638037" calcext:value-type="float">
            <text:p>11.5766638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-0.1064568782" calcext:value-type="float">
            <text:p>-0.1064568782</text:p>
          </table:table-cell>
          <table:table-cell office:value-type="float" office:value="11.7418434671" calcext:value-type="float">
            <text:p>11.74184346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639" calcext:value-type="float">
            <text:p>639</text:p>
          </table:table-cell>
          <table:table-cell office:value-type="float" office:value="-0.104958932" calcext:value-type="float">
            <text:p>-0.104958932</text:p>
          </table:table-cell>
          <table:table-cell office:value-type="float" office:value="11.9094199621" calcext:value-type="float">
            <text:p>11.90941996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0" calcext:value-type="float">
            <text:p>640</text:p>
          </table:table-cell>
          <table:table-cell office:value-type="float" office:value="-0.1034818914" calcext:value-type="float">
            <text:p>-0.1034818914</text:p>
          </table:table-cell>
          <table:table-cell office:value-type="float" office:value="12.0794081248" calcext:value-type="float">
            <text:p>12.0794081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-0.1020256414" calcext:value-type="float">
            <text:p>-0.1020256414</text:p>
          </table:table-cell>
          <table:table-cell office:value-type="float" office:value="12.2518220198" calcext:value-type="float">
            <text:p>12.25182201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642" calcext:value-type="float">
            <text:p>642</text:p>
          </table:table-cell>
          <table:table-cell office:value-type="float" office:value="-0.1005900622" calcext:value-type="float">
            <text:p>-0.1005900622</text:p>
          </table:table-cell>
          <table:table-cell office:value-type="float" office:value="12.4266748904" calcext:value-type="float">
            <text:p>12.42667489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3" calcext:value-type="float">
            <text:p>643</text:p>
          </table:table-cell>
          <table:table-cell office:value-type="float" office:value="-0.0991750295" calcext:value-type="float">
            <text:p>-0.0991750295</text:p>
          </table:table-cell>
          <table:table-cell office:value-type="float" office:value="12.6039791086" calcext:value-type="float">
            <text:p>12.603979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44" calcext:value-type="float">
            <text:p>644</text:p>
          </table:table-cell>
          <table:table-cell office:value-type="float" office:value="-0.0977804149" calcext:value-type="float">
            <text:p>-0.0977804149</text:p>
          </table:table-cell>
          <table:table-cell office:value-type="float" office:value="12.783746122" calcext:value-type="float">
            <text:p>12.78374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645" calcext:value-type="float">
            <text:p>645</text:p>
          </table:table-cell>
          <table:table-cell office:value-type="float" office:value="-0.096406086" calcext:value-type="float">
            <text:p>-0.096406086</text:p>
          </table:table-cell>
          <table:table-cell office:value-type="float" office:value="12.9659864003" calcext:value-type="float">
            <text:p>12.96598640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646" calcext:value-type="float">
            <text:p>646</text:p>
          </table:table-cell>
          <table:table-cell office:value-type="float" office:value="-0.0950519066" calcext:value-type="float">
            <text:p>-0.0950519066</text:p>
          </table:table-cell>
          <table:table-cell office:value-type="float" office:value="13.1507093798" calcext:value-type="float">
            <text:p>13.1507093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47" calcext:value-type="float">
            <text:p>647</text:p>
          </table:table-cell>
          <table:table-cell office:value-type="float" office:value="-0.0937177372" calcext:value-type="float">
            <text:p>-0.0937177372</text:p>
          </table:table-cell>
          <table:table-cell office:value-type="float" office:value="13.3379234063" calcext:value-type="float">
            <text:p>13.33792340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648" calcext:value-type="float">
            <text:p>648</text:p>
          </table:table-cell>
          <table:table-cell office:value-type="float" office:value="-0.0924034347" calcext:value-type="float">
            <text:p>-0.0924034347</text:p>
          </table:table-cell>
          <table:table-cell office:value-type="float" office:value="13.5276356766" calcext:value-type="float">
            <text:p>13.52763567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-0.0911088533" calcext:value-type="float">
            <text:p>-0.0911088533</text:p>
          </table:table-cell>
          <table:table-cell office:value-type="float" office:value="13.7198521785" calcext:value-type="float">
            <text:p>13.7198521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650" calcext:value-type="float">
            <text:p>650</text:p>
          </table:table-cell>
          <table:table-cell office:value-type="float" office:value="-0.0898338443" calcext:value-type="float">
            <text:p>-0.0898338443</text:p>
          </table:table-cell>
          <table:table-cell office:value-type="float" office:value="13.9145776292" calcext:value-type="float">
            <text:p>13.91457762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651" calcext:value-type="float">
            <text:p>651</text:p>
          </table:table-cell>
          <table:table-cell office:value-type="float" office:value="-0.0885782561" calcext:value-type="float">
            <text:p>-0.0885782561</text:p>
          </table:table-cell>
          <table:table-cell office:value-type="float" office:value="14.1118154127" calcext:value-type="float">
            <text:p>14.11181541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652" calcext:value-type="float">
            <text:p>652</text:p>
          </table:table-cell>
          <table:table-cell office:value-type="float" office:value="-0.087341935" calcext:value-type="float">
            <text:p>-0.087341935</text:p>
          </table:table-cell>
          <table:table-cell office:value-type="float" office:value="14.3115675154" calcext:value-type="float">
            <text:p>14.3115675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653" calcext:value-type="float">
            <text:p>653</text:p>
          </table:table-cell>
          <table:table-cell office:value-type="float" office:value="-0.0861247249" calcext:value-type="float">
            <text:p>-0.0861247249</text:p>
          </table:table-cell>
          <table:table-cell office:value-type="float" office:value="14.5138344606" calcext:value-type="float">
            <text:p>14.5138344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654" calcext:value-type="float">
            <text:p>654</text:p>
          </table:table-cell>
          <table:table-cell office:value-type="float" office:value="-0.0849264676" calcext:value-type="float">
            <text:p>-0.0849264676</text:p>
          </table:table-cell>
          <table:table-cell office:value-type="float" office:value="14.7186152418" calcext:value-type="float">
            <text:p>14.71861524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655" calcext:value-type="float">
            <text:p>655</text:p>
          </table:table-cell>
          <table:table-cell office:value-type="float" office:value="-0.083747003" calcext:value-type="float">
            <text:p>-0.083747003</text:p>
          </table:table-cell>
          <table:table-cell office:value-type="float" office:value="14.9259072549" calcext:value-type="float">
            <text:p>14.92590725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56" calcext:value-type="float">
            <text:p>656</text:p>
          </table:table-cell>
          <table:table-cell office:value-type="float" office:value="-0.0825861695" calcext:value-type="float">
            <text:p>-0.0825861695</text:p>
          </table:table-cell>
          <table:table-cell office:value-type="float" office:value="15.1357062293" calcext:value-type="float">
            <text:p>15.1357062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657" calcext:value-type="float">
            <text:p>657</text:p>
          </table:table-cell>
          <table:table-cell office:value-type="float" office:value="-0.0814438037" calcext:value-type="float">
            <text:p>-0.0814438037</text:p>
          </table:table-cell>
          <table:table-cell office:value-type="float" office:value="15.3480061579" calcext:value-type="float">
            <text:p>15.34800615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658" calcext:value-type="float">
            <text:p>658</text:p>
          </table:table-cell>
          <table:table-cell office:value-type="float" office:value="-0.0803197408" calcext:value-type="float">
            <text:p>-0.0803197408</text:p>
          </table:table-cell>
          <table:table-cell office:value-type="float" office:value="15.5627992262" calcext:value-type="float">
            <text:p>15.5627992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659" calcext:value-type="float">
            <text:p>659</text:p>
          </table:table-cell>
          <table:table-cell office:value-type="float" office:value="-0.079213815" calcext:value-type="float">
            <text:p>-0.079213815</text:p>
          </table:table-cell>
          <table:table-cell office:value-type="float" office:value="15.7800757413" calcext:value-type="float">
            <text:p>15.78007574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660" calcext:value-type="float">
            <text:p>66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661" calcext:value-type="float">
            <text:p>66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662" calcext:value-type="float">
            <text:p>66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663" calcext:value-type="float">
            <text:p>66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664" calcext:value-type="float">
            <text:p>66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65" calcext:value-type="float">
            <text:p>66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666" calcext:value-type="float">
            <text:p>66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667" calcext:value-type="float">
            <text:p>66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68" calcext:value-type="float">
            <text:p>66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9" calcext:value-type="float">
            <text:p>669</text:p>
          </table:table-cell>
          <table:table-cell office:value-type="float" office:value="0.8128738786" calcext:value-type="float">
            <text:p>0.8128738786</text:p>
          </table:table-cell>
          <table:table-cell office:value-type="float" office:value="1.5377539283" calcext:value-type="float">
            <text:p>1.53775392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670" calcext:value-type="float">
            <text:p>67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1" calcext:value-type="float">
            <text:p>67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 office:value-type="float" office:value="0.8122706755" calcext:value-type="float">
            <text:p>0.8122706755</text:p>
          </table:table-cell>
          <table:table-cell office:value-type="float" office:value="1.5388958849" calcext:value-type="float">
            <text:p>1.53889588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673" calcext:value-type="float">
            <text:p>673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4" calcext:value-type="float">
            <text:p>674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5" calcext:value-type="float">
            <text:p>675</text:p>
          </table:table-cell>
          <table:table-cell office:value-type="float" office:value="0.8116721095" calcext:value-type="float">
            <text:p>0.8116721095</text:p>
          </table:table-cell>
          <table:table-cell office:value-type="float" office:value="1.5400307407" calcext:value-type="float">
            <text:p>1.54003074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676" calcext:value-type="float">
            <text:p>676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7" calcext:value-type="float">
            <text:p>677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8" calcext:value-type="float">
            <text:p>678</text:p>
          </table:table-cell>
          <table:table-cell office:value-type="float" office:value="0.8110781369" calcext:value-type="float">
            <text:p>0.8110781369</text:p>
          </table:table-cell>
          <table:table-cell office:value-type="float" office:value="1.5411585434" calcext:value-type="float">
            <text:p>1.5411585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0" calcext:value-type="float">
            <text:p>680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1" calcext:value-type="float">
            <text:p>681</text:p>
          </table:table-cell>
          <table:table-cell office:value-type="float" office:value="0.8104887147" calcext:value-type="float">
            <text:p>0.8104887147</text:p>
          </table:table-cell>
          <table:table-cell office:value-type="float" office:value="1.54227934" calcext:value-type="float">
            <text:p>1.54227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82" calcext:value-type="float">
            <text:p>6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3" calcext:value-type="float">
            <text:p>6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4" calcext:value-type="float">
            <text:p>684</text:p>
          </table:table-cell>
          <table:table-cell office:value-type="float" office:value="0.8099038006" calcext:value-type="float">
            <text:p>0.8099038006</text:p>
          </table:table-cell>
          <table:table-cell office:value-type="float" office:value="1.5433931772" calcext:value-type="float">
            <text:p>1.5433931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685" calcext:value-type="float">
            <text:p>68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6" calcext:value-type="float">
            <text:p>68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7" calcext:value-type="float">
            <text:p>687</text:p>
          </table:table-cell>
          <table:table-cell office:value-type="float" office:value="0.8093233525" calcext:value-type="float">
            <text:p>0.8093233525</text:p>
          </table:table-cell>
          <table:table-cell office:value-type="float" office:value="1.5445001014" calcext:value-type="float">
            <text:p>1.54450010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688" calcext:value-type="float">
            <text:p>688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89" calcext:value-type="float">
            <text:p>689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office:value-type="float" office:value="0.8087473291" calcext:value-type="float">
            <text:p>0.8087473291</text:p>
          </table:table-cell>
          <table:table-cell office:value-type="float" office:value="1.5456001584" calcext:value-type="float">
            <text:p>1.54560015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691" calcext:value-type="float">
            <text:p>691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2" calcext:value-type="float">
            <text:p>692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3" calcext:value-type="float">
            <text:p>693</text:p>
          </table:table-cell>
          <table:table-cell office:value-type="float" office:value="0.8081756896" calcext:value-type="float">
            <text:p>0.8081756896</text:p>
          </table:table-cell>
          <table:table-cell office:value-type="float" office:value="1.5466933936" calcext:value-type="float">
            <text:p>1.5466933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694" calcext:value-type="float">
            <text:p>694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5" calcext:value-type="float">
            <text:p>695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6" calcext:value-type="float">
            <text:p>696</text:p>
          </table:table-cell>
          <table:table-cell office:value-type="float" office:value="0.8076083936" calcext:value-type="float">
            <text:p>0.8076083936</text:p>
          </table:table-cell>
          <table:table-cell office:value-type="float" office:value="1.547779852" calcext:value-type="float">
            <text:p>1.547779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697" calcext:value-type="float">
            <text:p>69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698" calcext:value-type="float">
            <text:p>69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9" calcext:value-type="float">
            <text:p>699</text:p>
          </table:table-cell>
          <table:table-cell office:value-type="float" office:value="0.8070454013" calcext:value-type="float">
            <text:p>0.8070454013</text:p>
          </table:table-cell>
          <table:table-cell office:value-type="float" office:value="1.5488595785" calcext:value-type="float">
            <text:p>1.5488595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00" calcext:value-type="float">
            <text:p>70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01" calcext:value-type="float">
            <text:p>701</text:p>
          </table:table-cell>
          <table:table-cell office:value-type="float" office:value="0.8064866732" calcext:value-type="float">
            <text:p>0.8064866732</text:p>
          </table:table-cell>
          <table:table-cell office:value-type="float" office:value="1.5499326171" calcext:value-type="float">
            <text:p>1.54993261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702" calcext:value-type="float">
            <text:p>702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703" calcext:value-type="float">
            <text:p>703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704" calcext:value-type="float">
            <text:p>704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705" calcext:value-type="float">
            <text:p>705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706" calcext:value-type="float">
            <text:p>706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7" calcext:value-type="float">
            <text:p>707</text:p>
          </table:table-cell>
          <table:table-cell office:value-type="float" office:value="1.4135998167" calcext:value-type="float">
            <text:p>1.4135998167</text:p>
          </table:table-cell>
          <table:table-cell office:value-type="float" office:value="0.8842672341" calcext:value-type="float">
            <text:p>0.8842672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8" calcext:value-type="float">
            <text:p>708</text:p>
          </table:table-cell>
          <table:table-cell office:value-type="float" office:value="1.4103509955" calcext:value-type="float">
            <text:p>1.4103509955</text:p>
          </table:table-cell>
          <table:table-cell office:value-type="float" office:value="0.8863041924" calcext:value-type="float">
            <text:p>0.88630419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09" calcext:value-type="float">
            <text:p>709</text:p>
          </table:table-cell>
          <table:table-cell office:value-type="float" office:value="1.4071520064" calcext:value-type="float">
            <text:p>1.4071520064</text:p>
          </table:table-cell>
          <table:table-cell office:value-type="float" office:value="0.8883190973" calcext:value-type="float">
            <text:p>0.88831909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.2096774194" calcext:value-type="float">
            <text:p>1.209677419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0" calcext:value-type="float">
            <text:p>710</text:p>
          </table:table-cell>
          <table:table-cell office:value-type="float" office:value="1.4040017646" calcext:value-type="float">
            <text:p>1.4040017646</text:p>
          </table:table-cell>
          <table:table-cell office:value-type="float" office:value="0.8903122713" calcext:value-type="float">
            <text:p>0.89031227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1.2295081967" calcext:value-type="float">
            <text:p>1.22950819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1" calcext:value-type="float">
            <text:p>711</text:p>
          </table:table-cell>
          <table:table-cell office:value-type="float" office:value="1.4008992189" calcext:value-type="float">
            <text:p>1.4008992189</text:p>
          </table:table-cell>
          <table:table-cell office:value-type="float" office:value="0.8922840295" calcext:value-type="float">
            <text:p>0.8922840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2" calcext:value-type="float">
            <text:p>712</text:p>
          </table:table-cell>
          <table:table-cell office:value-type="float" office:value="1.3978433503" calcext:value-type="float">
            <text:p>1.3978433503</text:p>
          </table:table-cell>
          <table:table-cell office:value-type="float" office:value="0.8942346792" calcext:value-type="float">
            <text:p>0.8942346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8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3" calcext:value-type="float">
            <text:p>713</text:p>
          </table:table-cell>
          <table:table-cell office:value-type="float" office:value="-0.930633992" calcext:value-type="float">
            <text:p>-0.930633992</text:p>
          </table:table-cell>
          <table:table-cell office:value-type="float" office:value="1.3431703664" calcext:value-type="float">
            <text:p>1.343170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14" calcext:value-type="float">
            <text:p>714</text:p>
          </table:table-cell>
          <table:table-cell office:value-type="float" office:value="-0.9169259399" calcext:value-type="float">
            <text:p>-0.9169259399</text:p>
          </table:table-cell>
          <table:table-cell office:value-type="float" office:value="1.3632507771" calcext:value-type="float">
            <text:p>1.36325077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" calcext:value-type="float">
            <text:p>715</text:p>
          </table:table-cell>
          <table:table-cell office:value-type="float" office:value="-0.9034654047" calcext:value-type="float">
            <text:p>-0.9034654047</text:p>
          </table:table-cell>
          <table:table-cell office:value-type="float" office:value="1.3835615547" calcext:value-type="float">
            <text:p>1.38356155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6" calcext:value-type="float">
            <text:p>716</text:p>
          </table:table-cell>
          <table:table-cell office:value-type="float" office:value="-0.890253499" calcext:value-type="float">
            <text:p>-0.890253499</text:p>
          </table:table-cell>
          <table:table-cell office:value-type="float" office:value="1.4040944533" calcext:value-type="float">
            <text:p>1.40409445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7" calcext:value-type="float">
            <text:p>717</text:p>
          </table:table-cell>
          <table:table-cell office:value-type="float" office:value="-0.8772907055" calcext:value-type="float">
            <text:p>-0.8772907055</text:p>
          </table:table-cell>
          <table:table-cell office:value-type="float" office:value="1.4248412667" calcext:value-type="float">
            <text:p>1.42484126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7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-0.8645769289" calcext:value-type="float">
            <text:p>-0.8645769289</text:p>
          </table:table-cell>
          <table:table-cell office:value-type="float" office:value="1.4457938424" calcext:value-type="float">
            <text:p>1.44579384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19" calcext:value-type="float">
            <text:p>719</text:p>
          </table:table-cell>
          <table:table-cell office:value-type="float" office:value="-0.852111546" calcext:value-type="float">
            <text:p>-0.852111546</text:p>
          </table:table-cell>
          <table:table-cell office:value-type="float" office:value="1.4669440942" calcext:value-type="float">
            <text:p>1.4669440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-0.8398934539" calcext:value-type="float">
            <text:p>-0.8398934539</text:p>
          </table:table-cell>
          <table:table-cell office:value-type="float" office:value="1.4882840129" calcext:value-type="float">
            <text:p>1.4882840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" calcext:value-type="float">
            <text:p>721</text:p>
          </table:table-cell>
          <table:table-cell office:value-type="float" office:value="-0.8279211154" calcext:value-type="float">
            <text:p>-0.8279211154</text:p>
          </table:table-cell>
          <table:table-cell office:value-type="float" office:value="1.5098056769" calcext:value-type="float">
            <text:p>1.5098056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2" calcext:value-type="float">
            <text:p>722</text:p>
          </table:table-cell>
          <table:table-cell office:value-type="float" office:value="-0.8161926028" calcext:value-type="float">
            <text:p>-0.8161926028</text:p>
          </table:table-cell>
          <table:table-cell office:value-type="float" office:value="1.5315012606" calcext:value-type="float">
            <text:p>1.53150126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4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office:value-type="float" office:value="-0.804705639" calcext:value-type="float">
            <text:p>-0.804705639</text:p>
          </table:table-cell>
          <table:table-cell office:value-type="float" office:value="1.5533630428" calcext:value-type="float">
            <text:p>1.55336304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5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4" calcext:value-type="float">
            <text:p>724</text:p>
          </table:table-cell>
          <table:table-cell office:value-type="float" office:value="-0.7934576366" calcext:value-type="float">
            <text:p>-0.7934576366</text:p>
          </table:table-cell>
          <table:table-cell office:value-type="float" office:value="1.5753834136" calcext:value-type="float">
            <text:p>1.57538341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5" calcext:value-type="float">
            <text:p>725</text:p>
          </table:table-cell>
          <table:table-cell office:value-type="float" office:value="-0.7824457334" calcext:value-type="float">
            <text:p>-0.7824457334</text:p>
          </table:table-cell>
          <table:table-cell office:value-type="float" office:value="1.5975548805" calcext:value-type="float">
            <text:p>1.5975548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26" calcext:value-type="float">
            <text:p>726</text:p>
          </table:table-cell>
          <table:table-cell office:value-type="float" office:value="-0.7716668268" calcext:value-type="float">
            <text:p>-0.7716668268</text:p>
          </table:table-cell>
          <table:table-cell office:value-type="float" office:value="1.6198700741" calcext:value-type="float">
            <text:p>1.6198700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1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7" calcext:value-type="float">
            <text:p>727</text:p>
          </table:table-cell>
          <table:table-cell office:value-type="float" office:value="-0.7611176054" calcext:value-type="float">
            <text:p>-0.7611176054</text:p>
          </table:table-cell>
          <table:table-cell office:value-type="float" office:value="1.6423217531" calcext:value-type="float">
            <text:p>1.64232175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8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float" office:value="-0.7507945773" calcext:value-type="float">
            <text:p>-0.7507945773</text:p>
          </table:table-cell>
          <table:table-cell office:value-type="float" office:value="1.6649028079" calcext:value-type="float">
            <text:p>1.66490280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29" calcext:value-type="float">
            <text:p>729</text:p>
          </table:table-cell>
          <table:table-cell office:value-type="float" office:value="-0.7406940979" calcext:value-type="float">
            <text:p>-0.7406940979</text:p>
          </table:table-cell>
          <table:table-cell office:value-type="float" office:value="1.6876062649" calcext:value-type="float">
            <text:p>1.6876062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30" calcext:value-type="float">
            <text:p>730</text:p>
          </table:table-cell>
          <table:table-cell office:value-type="float" office:value="-0.7308123939" calcext:value-type="float">
            <text:p>-0.7308123939</text:p>
          </table:table-cell>
          <table:table-cell office:value-type="float" office:value="1.7104252889" calcext:value-type="float">
            <text:p>1.7104252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1" calcext:value-type="float">
            <text:p>731</text:p>
          </table:table-cell>
          <table:table-cell office:value-type="float" office:value="-0.7211455864" calcext:value-type="float">
            <text:p>-0.7211455864</text:p>
          </table:table-cell>
          <table:table-cell office:value-type="float" office:value="1.7333531864" calcext:value-type="float">
            <text:p>1.73335318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2" calcext:value-type="float">
            <text:p>732</text:p>
          </table:table-cell>
          <table:table-cell office:value-type="float" office:value="-0.7116897113" calcext:value-type="float">
            <text:p>-0.7116897113</text:p>
          </table:table-cell>
          <table:table-cell office:value-type="float" office:value="1.7563834073" calcext:value-type="float">
            <text:p>1.75638340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3" calcext:value-type="float">
            <text:p>733</text:p>
          </table:table-cell>
          <table:table-cell office:value-type="float" office:value="-0.7024407383" calcext:value-type="float">
            <text:p>-0.7024407383</text:p>
          </table:table-cell>
          <table:table-cell office:value-type="float" office:value="1.7795095471" calcext:value-type="float">
            <text:p>1.77950954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6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34" calcext:value-type="float">
            <text:p>734</text:p>
          </table:table-cell>
          <table:table-cell office:value-type="float" office:value="-0.693394588" calcext:value-type="float">
            <text:p>-0.693394588</text:p>
          </table:table-cell>
          <table:table-cell office:value-type="float" office:value="1.802725348" calcext:value-type="float">
            <text:p>1.802725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5" calcext:value-type="float">
            <text:p>735</text:p>
          </table:table-cell>
          <table:table-cell office:value-type="float" office:value="-0.6845471477" calcext:value-type="float">
            <text:p>-0.6845471477</text:p>
          </table:table-cell>
          <table:table-cell office:value-type="float" office:value="1.8260247001" calcext:value-type="float">
            <text:p>1.8260247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6" calcext:value-type="float">
            <text:p>736</text:p>
          </table:table-cell>
          <table:table-cell office:value-type="float" office:value="-0.6758942846" calcext:value-type="float">
            <text:p>-0.6758942846</text:p>
          </table:table-cell>
          <table:table-cell office:value-type="float" office:value="1.8494016423" calcext:value-type="float">
            <text:p>1.84940164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37" calcext:value-type="float">
            <text:p>737</text:p>
          </table:table-cell>
          <table:table-cell office:value-type="float" office:value="-0.6674318593" calcext:value-type="float">
            <text:p>-0.6674318593</text:p>
          </table:table-cell>
          <table:table-cell office:value-type="float" office:value="1.8728503631" calcext:value-type="float">
            <text:p>1.87285036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5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8" calcext:value-type="float">
            <text:p>738</text:p>
          </table:table-cell>
          <table:table-cell office:value-type="float" office:value="-0.6591557363" calcext:value-type="float">
            <text:p>-0.6591557363</text:p>
          </table:table-cell>
          <table:table-cell office:value-type="float" office:value="1.8963652004" calcext:value-type="float">
            <text:p>1.89636520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-0.6510617948" calcext:value-type="float">
            <text:p>-0.6510617948</text:p>
          </table:table-cell>
          <table:table-cell office:value-type="float" office:value="1.9199406416" calcext:value-type="float">
            <text:p>1.91994064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-0.6431459368" calcext:value-type="float">
            <text:p>-0.6431459368</text:p>
          </table:table-cell>
          <table:table-cell office:value-type="float" office:value="1.9435713241" calcext:value-type="float">
            <text:p>1.94357132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6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office:value-type="float" office:value="-0.6354040958" calcext:value-type="float">
            <text:p>-0.6354040958</text:p>
          </table:table-cell>
          <table:table-cell office:value-type="float" office:value="1.9672520341" calcext:value-type="float">
            <text:p>1.96725203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2" calcext:value-type="float">
            <text:p>742</text:p>
          </table:table-cell>
          <table:table-cell office:value-type="float" office:value="-0.6278322433" calcext:value-type="float">
            <text:p>-0.6278322433</text:p>
          </table:table-cell>
          <table:table-cell office:value-type="float" office:value="1.9909777066" calcext:value-type="float">
            <text:p>1.99097770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9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3" calcext:value-type="float">
            <text:p>743</text:p>
          </table:table-cell>
          <table:table-cell office:value-type="float" office:value="-0.6204263951" calcext:value-type="float">
            <text:p>-0.6204263951</text:p>
          </table:table-cell>
          <table:table-cell office:value-type="float" office:value="2.0147434248" calcext:value-type="float">
            <text:p>2.01474342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5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4" calcext:value-type="float">
            <text:p>744</text:p>
          </table:table-cell>
          <table:table-cell office:value-type="float" office:value="-0.6131826163" calcext:value-type="float">
            <text:p>-0.6131826163</text:p>
          </table:table-cell>
          <table:table-cell office:value-type="float" office:value="2.0385444185" calcext:value-type="float">
            <text:p>2.03854441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45" calcext:value-type="float">
            <text:p>745</text:p>
          </table:table-cell>
          <table:table-cell office:value-type="float" office:value="-0.6060970265" calcext:value-type="float">
            <text:p>-0.6060970265</text:p>
          </table:table-cell>
          <table:table-cell office:value-type="float" office:value="2.0623760641" calcext:value-type="float">
            <text:p>2.0623760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6" calcext:value-type="float">
            <text:p>746</text:p>
          </table:table-cell>
          <table:table-cell office:value-type="float" office:value="-0.5991658032" calcext:value-type="float">
            <text:p>-0.5991658032</text:p>
          </table:table-cell>
          <table:table-cell office:value-type="float" office:value="2.0862338826" calcext:value-type="float">
            <text:p>2.08623388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7" calcext:value-type="float">
            <text:p>747</text:p>
          </table:table-cell>
          <table:table-cell office:value-type="float" office:value="-0.5923851854" calcext:value-type="float">
            <text:p>-0.5923851854</text:p>
          </table:table-cell>
          <table:table-cell office:value-type="float" office:value="2.110113539" calcext:value-type="float">
            <text:p>2.1101135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8" calcext:value-type="float">
            <text:p>748</text:p>
          </table:table-cell>
          <table:table-cell office:value-type="float" office:value="-0.5857514762" calcext:value-type="float">
            <text:p>-0.5857514762</text:p>
          </table:table-cell>
          <table:table-cell office:value-type="float" office:value="2.1340108404" calcext:value-type="float">
            <text:p>2.134010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5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49" calcext:value-type="float">
            <text:p>749</text:p>
          </table:table-cell>
          <table:table-cell office:value-type="float" office:value="-0.5792610454" calcext:value-type="float">
            <text:p>-0.5792610454</text:p>
          </table:table-cell>
          <table:table-cell office:value-type="float" office:value="2.1579217348" calcext:value-type="float">
            <text:p>2.15792173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0" calcext:value-type="float">
            <text:p>750</text:p>
          </table:table-cell>
          <table:table-cell office:value-type="float" office:value="-0.5729103312" calcext:value-type="float">
            <text:p>-0.5729103312</text:p>
          </table:table-cell>
          <table:table-cell office:value-type="float" office:value="2.1818423094" calcext:value-type="float">
            <text:p>2.18184230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3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51" calcext:value-type="float">
            <text:p>751</text:p>
          </table:table-cell>
          <table:table-cell office:value-type="float" office:value="-0.5666958415" calcext:value-type="float">
            <text:p>-0.5666958415</text:p>
          </table:table-cell>
          <table:table-cell office:value-type="float" office:value="2.2057687889" calcext:value-type="float">
            <text:p>2.20576878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2" calcext:value-type="float">
            <text:p>752</text:p>
          </table:table-cell>
          <table:table-cell office:value-type="float" office:value="-0.5606141555" calcext:value-type="float">
            <text:p>-0.5606141555</text:p>
          </table:table-cell>
          <table:table-cell office:value-type="float" office:value="2.2296975339" calcext:value-type="float">
            <text:p>2.22969753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53" calcext:value-type="float">
            <text:p>753</text:p>
          </table:table-cell>
          <table:table-cell office:value-type="float" office:value="-0.554661924" calcext:value-type="float">
            <text:p>-0.554661924</text:p>
          </table:table-cell>
          <table:table-cell office:value-type="float" office:value="2.2536250386" calcext:value-type="float">
            <text:p>2.25362503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4" calcext:value-type="float">
            <text:p>754</text:p>
          </table:table-cell>
          <table:table-cell office:value-type="float" office:value="-0.5488358703" calcext:value-type="float">
            <text:p>-0.5488358703</text:p>
          </table:table-cell>
          <table:table-cell office:value-type="float" office:value="2.2775479295" calcext:value-type="float">
            <text:p>2.2775479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55" calcext:value-type="float">
            <text:p>755</text:p>
          </table:table-cell>
          <table:table-cell office:value-type="float" office:value="-0.54313279" calcext:value-type="float">
            <text:p>-0.54313279</text:p>
          </table:table-cell>
          <table:table-cell office:value-type="float" office:value="2.3014629626" calcext:value-type="float">
            <text:p>2.3014629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6" calcext:value-type="float">
            <text:p>756</text:p>
          </table:table-cell>
          <table:table-cell office:value-type="float" office:value="-0.5375495516" calcext:value-type="float">
            <text:p>-0.5375495516</text:p>
          </table:table-cell>
          <table:table-cell office:value-type="float" office:value="2.3253670221" calcext:value-type="float">
            <text:p>2.32536702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7" calcext:value-type="float">
            <text:p>757</text:p>
          </table:table-cell>
          <table:table-cell office:value-type="float" office:value="-0.5320830958" calcext:value-type="float">
            <text:p>-0.5320830958</text:p>
          </table:table-cell>
          <table:table-cell office:value-type="float" office:value="2.3492571178" calcext:value-type="float">
            <text:p>2.3492571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1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58" calcext:value-type="float">
            <text:p>758</text:p>
          </table:table-cell>
          <table:table-cell office:value-type="float" office:value="-0.5267304355" calcext:value-type="float">
            <text:p>-0.5267304355</text:p>
          </table:table-cell>
          <table:table-cell office:value-type="float" office:value="2.3731303829" calcext:value-type="float">
            <text:p>2.37313038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59" calcext:value-type="float">
            <text:p>759</text:p>
          </table:table-cell>
          <table:table-cell office:value-type="float" office:value="-0.5214886551" calcext:value-type="float">
            <text:p>-0.5214886551</text:p>
          </table:table-cell>
          <table:table-cell office:value-type="float" office:value="2.3969840721" calcext:value-type="float">
            <text:p>2.39698407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60" calcext:value-type="float">
            <text:p>760</text:p>
          </table:table-cell>
          <table:table-cell office:value-type="float" office:value="-0.51635491" calcext:value-type="float">
            <text:p>-0.51635491</text:p>
          </table:table-cell>
          <table:table-cell office:value-type="float" office:value="2.4208155588" calcext:value-type="float">
            <text:p>2.42081555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1" calcext:value-type="float">
            <text:p>761</text:p>
          </table:table-cell>
          <table:table-cell office:value-type="float" office:value="-0.5113264258" calcext:value-type="float">
            <text:p>-0.5113264258</text:p>
          </table:table-cell>
          <table:table-cell office:value-type="float" office:value="2.4446223332" calcext:value-type="float">
            <text:p>2.44462233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6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62" calcext:value-type="float">
            <text:p>762</text:p>
          </table:table-cell>
          <table:table-cell office:value-type="float" office:value="-0.5064004972" calcext:value-type="float">
            <text:p>-0.5064004972</text:p>
          </table:table-cell>
          <table:table-cell office:value-type="float" office:value="2.4684019999" calcext:value-type="float">
            <text:p>2.46840199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5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3" calcext:value-type="float">
            <text:p>763</text:p>
          </table:table-cell>
          <table:table-cell office:value-type="float" office:value="-0.5015744874" calcext:value-type="float">
            <text:p>-0.5015744874</text:p>
          </table:table-cell>
          <table:table-cell office:value-type="float" office:value="2.4921522751" calcext:value-type="float">
            <text:p>2.4921522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4" calcext:value-type="float">
            <text:p>764</text:p>
          </table:table-cell>
          <table:table-cell office:value-type="float" office:value="-0.496845827" calcext:value-type="float">
            <text:p>-0.496845827</text:p>
          </table:table-cell>
          <table:table-cell office:value-type="float" office:value="2.5158709847" calcext:value-type="float">
            <text:p>2.51587098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3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5" calcext:value-type="float">
            <text:p>765</text:p>
          </table:table-cell>
          <table:table-cell office:value-type="float" office:value="-0.4922120125" calcext:value-type="float">
            <text:p>-0.4922120125</text:p>
          </table:table-cell>
          <table:table-cell office:value-type="float" office:value="2.5395560617" calcext:value-type="float">
            <text:p>2.53955606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-0.4876706058" calcext:value-type="float">
            <text:p>-0.4876706058</text:p>
          </table:table-cell>
          <table:table-cell office:value-type="float" office:value="2.5632055433" calcext:value-type="float">
            <text:p>2.5632055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7" calcext:value-type="float">
            <text:p>767</text:p>
          </table:table-cell>
          <table:table-cell office:value-type="float" office:value="-0.4832192324" calcext:value-type="float">
            <text:p>-0.4832192324</text:p>
          </table:table-cell>
          <table:table-cell office:value-type="float" office:value="2.586817569" calcext:value-type="float">
            <text:p>2.5868175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68" calcext:value-type="float">
            <text:p>768</text:p>
          </table:table-cell>
          <table:table-cell office:value-type="float" office:value="-0.4788555806" calcext:value-type="float">
            <text:p>-0.4788555806</text:p>
          </table:table-cell>
          <table:table-cell office:value-type="float" office:value="2.6103903781" calcext:value-type="float">
            <text:p>2.61039037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1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69" calcext:value-type="float">
            <text:p>769</text:p>
          </table:table-cell>
          <table:table-cell office:value-type="float" office:value="-0.4745774" calcext:value-type="float">
            <text:p>-0.4745774</text:p>
          </table:table-cell>
          <table:table-cell office:value-type="float" office:value="2.6339223065" calcext:value-type="float">
            <text:p>2.63392230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70" calcext:value-type="float">
            <text:p>770</text:p>
          </table:table-cell>
          <table:table-cell office:value-type="float" office:value="-0.4703825004" calcext:value-type="float">
            <text:p>-0.4703825004</text:p>
          </table:table-cell>
          <table:table-cell office:value-type="float" office:value="2.6574117852" calcext:value-type="float">
            <text:p>2.65741178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 office:value-type="float" office:value="-0.4662687502" calcext:value-type="float">
            <text:p>-0.4662687502</text:p>
          </table:table-cell>
          <table:table-cell office:value-type="float" office:value="2.6808573369" calcext:value-type="float">
            <text:p>2.680857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 office:value-type="float" office:value="-0.4622340756" calcext:value-type="float">
            <text:p>-0.4622340756</text:p>
          </table:table-cell>
          <table:table-cell office:value-type="float" office:value="2.7042575741" calcext:value-type="float">
            <text:p>2.70425757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2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3" calcext:value-type="float">
            <text:p>773</text:p>
          </table:table-cell>
          <table:table-cell office:value-type="float" office:value="-0.4582764588" calcext:value-type="float">
            <text:p>-0.4582764588</text:p>
          </table:table-cell>
          <table:table-cell office:value-type="float" office:value="2.7276111964" calcext:value-type="float">
            <text:p>2.72761119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7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4" calcext:value-type="float">
            <text:p>774</text:p>
          </table:table-cell>
          <table:table-cell office:value-type="float" office:value="-0.4543939368" calcext:value-type="float">
            <text:p>-0.4543939368</text:p>
          </table:table-cell>
          <table:table-cell office:value-type="float" office:value="2.7509169879" calcext:value-type="float">
            <text:p>2.75091698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75" calcext:value-type="float">
            <text:p>775</text:p>
          </table:table-cell>
          <table:table-cell office:value-type="float" office:value="-0.4505846004" calcext:value-type="float">
            <text:p>-0.4505846004</text:p>
          </table:table-cell>
          <table:table-cell office:value-type="float" office:value="2.7741738151" calcext:value-type="float">
            <text:p>2.77417381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3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6" calcext:value-type="float">
            <text:p>776</text:p>
          </table:table-cell>
          <table:table-cell office:value-type="float" office:value="-0.4468465926" calcext:value-type="float">
            <text:p>-0.4468465926</text:p>
          </table:table-cell>
          <table:table-cell office:value-type="float" office:value="2.7973806239" calcext:value-type="float">
            <text:p>2.7973806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6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77" calcext:value-type="float">
            <text:p>777</text:p>
          </table:table-cell>
          <table:table-cell office:value-type="float" office:value="-0.4431781073" calcext:value-type="float">
            <text:p>-0.4431781073</text:p>
          </table:table-cell>
          <table:table-cell office:value-type="float" office:value="2.8205364376" calcext:value-type="float">
            <text:p>2.8205364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8" calcext:value-type="float">
            <text:p>778</text:p>
          </table:table-cell>
          <table:table-cell office:value-type="float" office:value="-0.4395773882" calcext:value-type="float">
            <text:p>-0.4395773882</text:p>
          </table:table-cell>
          <table:table-cell office:value-type="float" office:value="2.8436403545" calcext:value-type="float">
            <text:p>2.8436403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79" calcext:value-type="float">
            <text:p>779</text:p>
          </table:table-cell>
          <table:table-cell office:value-type="float" office:value="-0.4360427274" calcext:value-type="float">
            <text:p>-0.4360427274</text:p>
          </table:table-cell>
          <table:table-cell office:value-type="float" office:value="2.8666915451" calcext:value-type="float">
            <text:p>2.86669154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0" calcext:value-type="float">
            <text:p>780</text:p>
          </table:table-cell>
          <table:table-cell office:value-type="float" office:value="-0.4325724643" calcext:value-type="float">
            <text:p>-0.4325724643</text:p>
          </table:table-cell>
          <table:table-cell office:value-type="float" office:value="2.8896892502" calcext:value-type="float">
            <text:p>2.88968925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2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81" calcext:value-type="float">
            <text:p>781</text:p>
          </table:table-cell>
          <table:table-cell office:value-type="float" office:value="-0.4291649841" calcext:value-type="float">
            <text:p>-0.4291649841</text:p>
          </table:table-cell>
          <table:table-cell office:value-type="float" office:value="2.9126327784" calcext:value-type="float">
            <text:p>2.91263277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2" calcext:value-type="float">
            <text:p>782</text:p>
          </table:table-cell>
          <table:table-cell office:value-type="float" office:value="-0.4258187169" calcext:value-type="float">
            <text:p>-0.4258187169</text:p>
          </table:table-cell>
          <table:table-cell office:value-type="float" office:value="2.9355215035" calcext:value-type="float">
            <text:p>2.93552150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3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83" calcext:value-type="float">
            <text:p>783</text:p>
          </table:table-cell>
          <table:table-cell office:value-type="float" office:value="-0.4225321363" calcext:value-type="float">
            <text:p>-0.4225321363</text:p>
          </table:table-cell>
          <table:table-cell office:value-type="float" office:value="2.9583548628" calcext:value-type="float">
            <text:p>2.95835486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4" calcext:value-type="float">
            <text:p>784</text:p>
          </table:table-cell>
          <table:table-cell office:value-type="float" office:value="-0.4193037583" calcext:value-type="float">
            <text:p>-0.4193037583</text:p>
          </table:table-cell>
          <table:table-cell office:value-type="float" office:value="2.9811323541" calcext:value-type="float">
            <text:p>2.9811323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-0.4161321402" calcext:value-type="float">
            <text:p>-0.4161321402</text:p>
          </table:table-cell>
          <table:table-cell office:value-type="float" office:value="3.0038535344" calcext:value-type="float">
            <text:p>3.00385353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6" calcext:value-type="float">
            <text:p>786</text:p>
          </table:table-cell>
          <table:table-cell office:value-type="float" office:value="-0.4130158793" calcext:value-type="float">
            <text:p>-0.4130158793</text:p>
          </table:table-cell>
          <table:table-cell office:value-type="float" office:value="3.0265180169" calcext:value-type="float">
            <text:p>3.02651801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4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7" calcext:value-type="float">
            <text:p>787</text:p>
          </table:table-cell>
          <table:table-cell office:value-type="float" office:value="-0.4099536121" calcext:value-type="float">
            <text:p>-0.4099536121</text:p>
          </table:table-cell>
          <table:table-cell office:value-type="float" office:value="3.0491254694" calcext:value-type="float">
            <text:p>3.04912546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2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88" calcext:value-type="float">
            <text:p>788</text:p>
          </table:table-cell>
          <table:table-cell office:value-type="float" office:value="-0.406944013" calcext:value-type="float">
            <text:p>-0.406944013</text:p>
          </table:table-cell>
          <table:table-cell office:value-type="float" office:value="3.0716756119" calcext:value-type="float">
            <text:p>3.07167561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-0.4039857931" calcext:value-type="float">
            <text:p>-0.4039857931</text:p>
          </table:table-cell>
          <table:table-cell office:value-type="float" office:value="3.0941682146" calcext:value-type="float">
            <text:p>3.09416821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6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90" calcext:value-type="float">
            <text:p>790</text:p>
          </table:table-cell>
          <table:table-cell office:value-type="float" office:value="-0.4010776995" calcext:value-type="float">
            <text:p>-0.4010776995</text:p>
          </table:table-cell>
          <table:table-cell office:value-type="float" office:value="3.116603096" calcext:value-type="float">
            <text:p>3.116603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8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1" calcext:value-type="float">
            <text:p>791</text:p>
          </table:table-cell>
          <table:table-cell office:value-type="float" office:value="-0.3982185142" calcext:value-type="float">
            <text:p>-0.3982185142</text:p>
          </table:table-cell>
          <table:table-cell office:value-type="float" office:value="3.138980121" calcext:value-type="float">
            <text:p>3.1389801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2" calcext:value-type="float">
            <text:p>792</text:p>
          </table:table-cell>
          <table:table-cell office:value-type="float" office:value="-0.3954070531" calcext:value-type="float">
            <text:p>-0.3954070531</text:p>
          </table:table-cell>
          <table:table-cell office:value-type="float" office:value="3.1612991984" calcext:value-type="float">
            <text:p>3.16129919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3" calcext:value-type="float">
            <text:p>793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4" calcext:value-type="float">
            <text:p>794</text:p>
          </table:table-cell>
          <table:table-cell office:value-type="float" office:value="1.2482573332" calcext:value-type="float">
            <text:p>1.2482573332</text:p>
          </table:table-cell>
          <table:table-cell office:value-type="float" office:value="1.0013960797" calcext:value-type="float">
            <text:p>1.00139607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  <table:table-cell office:value-type="float" office:value="-0.3926421648" calcext:value-type="float">
            <text:p>-0.3926421648</text:p>
          </table:table-cell>
          <table:table-cell office:value-type="float" office:value="3.1835602798" calcext:value-type="float">
            <text:p>3.18356027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3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6" calcext:value-type="float">
            <text:p>796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1363636364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97" calcext:value-type="float">
            <text:p>797</text:p>
          </table:table-cell>
          <table:table-cell office:value-type="float" office:value="1.2471834467" calcext:value-type="float">
            <text:p>1.2471834467</text:p>
          </table:table-cell>
          <table:table-cell office:value-type="float" office:value="1.0022583312" calcext:value-type="float">
            <text:p>1.00225833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98" calcext:value-type="float">
            <text:p>798</text:p>
          </table:table-cell>
          <table:table-cell office:value-type="float" office:value="-0.38992273" calcext:value-type="float">
            <text:p>-0.38992273</text:p>
          </table:table-cell>
          <table:table-cell office:value-type="float" office:value="3.2057633572" calcext:value-type="float">
            <text:p>3.2057633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99" calcext:value-type="float">
            <text:p>799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0869565217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.2461217069" calcext:value-type="float">
            <text:p>1.2461217069</text:p>
          </table:table-cell>
          <table:table-cell office:value-type="float" office:value="1.0031122908" calcext:value-type="float">
            <text:p>1.00311229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1" calcext:value-type="float">
            <text:p>801</text:p>
          </table:table-cell>
          <table:table-cell office:value-type="float" office:value="-0.3872476605" calcext:value-type="float">
            <text:p>-0.3872476605</text:p>
          </table:table-cell>
          <table:table-cell office:value-type="float" office:value="3.2279084614" calcext:value-type="float">
            <text:p>3.22790846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2" calcext:value-type="float">
            <text:p>802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1.2450719584" calcext:value-type="float">
            <text:p>1.2450719584</text:p>
          </table:table-cell>
          <table:table-cell office:value-type="float" office:value="1.0039580376" calcext:value-type="float">
            <text:p>1.00395803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4" calcext:value-type="float">
            <text:p>804</text:p>
          </table:table-cell>
          <table:table-cell office:value-type="float" office:value="-0.3846158982" calcext:value-type="float">
            <text:p>-0.3846158982</text:p>
          </table:table-cell>
          <table:table-cell office:value-type="float" office:value="3.2499956601" calcext:value-type="float">
            <text:p>3.24999566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5" calcext:value-type="float">
            <text:p>805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6" calcext:value-type="float">
            <text:p>806</text:p>
          </table:table-cell>
          <table:table-cell office:value-type="float" office:value="1.244034048" calcext:value-type="float">
            <text:p>1.244034048</text:p>
          </table:table-cell>
          <table:table-cell office:value-type="float" office:value="1.0047956501" calcext:value-type="float">
            <text:p>1.00479565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7" calcext:value-type="float">
            <text:p>807</text:p>
          </table:table-cell>
          <table:table-cell office:value-type="float" office:value="-0.3820264144" calcext:value-type="float">
            <text:p>-0.3820264144</text:p>
          </table:table-cell>
          <table:table-cell office:value-type="float" office:value="3.2720250564" calcext:value-type="float">
            <text:p>3.2720250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2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08" calcext:value-type="float">
            <text:p>808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9" calcext:value-type="float">
            <text:p>809</text:p>
          </table:table-cell>
          <table:table-cell office:value-type="float" office:value="1.2430078253" calcext:value-type="float">
            <text:p>1.2430078253</text:p>
          </table:table-cell>
          <table:table-cell office:value-type="float" office:value="1.0056252057" calcext:value-type="float">
            <text:p>1.00562520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3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0" calcext:value-type="float">
            <text:p>810</text:p>
          </table:table-cell>
          <table:table-cell office:value-type="float" office:value="-0.3794782087" calcext:value-type="float">
            <text:p>-0.3794782087</text:p>
          </table:table-cell>
          <table:table-cell office:value-type="float" office:value="3.2939967868" calcext:value-type="float">
            <text:p>3.29399678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1" calcext:value-type="float">
            <text:p>811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1.2419931421" calcext:value-type="float">
            <text:p>1.2419931421</text:p>
          </table:table-cell>
          <table:table-cell office:value-type="float" office:value="1.0064467811" calcext:value-type="float">
            <text:p>1.00644678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5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13" calcext:value-type="float">
            <text:p>813</text:p>
          </table:table-cell>
          <table:table-cell office:value-type="float" office:value="-0.3769703084" calcext:value-type="float">
            <text:p>-0.3769703084</text:p>
          </table:table-cell>
          <table:table-cell office:value-type="float" office:value="3.31591102" calcext:value-type="float">
            <text:p>3.315911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4" calcext:value-type="float">
            <text:p>814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8928571429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office:value-type="float" office:value="1.2409898527" calcext:value-type="float">
            <text:p>1.2409898527</text:p>
          </table:table-cell>
          <table:table-cell office:value-type="float" office:value="1.007260452" calcext:value-type="float">
            <text:p>1.0072604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9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-0.3745017679" calcext:value-type="float">
            <text:p>-0.3745017679</text:p>
          </table:table-cell>
          <table:table-cell office:value-type="float" office:value="3.337767955" calcext:value-type="float">
            <text:p>3.3377679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7" calcext:value-type="float">
            <text:p>817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8620689655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8" calcext:value-type="float">
            <text:p>818</text:p>
          </table:table-cell>
          <table:table-cell office:value-type="float" office:value="1.2399978138" calcext:value-type="float">
            <text:p>1.2399978138</text:p>
          </table:table-cell>
          <table:table-cell office:value-type="float" office:value="1.0080662934" calcext:value-type="float">
            <text:p>1.00806629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19" calcext:value-type="float">
            <text:p>819</text:p>
          </table:table-cell>
          <table:table-cell office:value-type="float" office:value="-0.3720716673" calcext:value-type="float">
            <text:p>-0.3720716673</text:p>
          </table:table-cell>
          <table:table-cell office:value-type="float" office:value="3.3595678194" calcext:value-type="float">
            <text:p>3.35956781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0" calcext:value-type="float">
            <text:p>820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8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1" calcext:value-type="float">
            <text:p>821</text:p>
          </table:table-cell>
          <table:table-cell office:value-type="float" office:value="1.2390168842" calcext:value-type="float">
            <text:p>1.2390168842</text:p>
          </table:table-cell>
          <table:table-cell office:value-type="float" office:value="1.0088643795" calcext:value-type="float">
            <text:p>1.00886437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2" calcext:value-type="float">
            <text:p>822</text:p>
          </table:table-cell>
          <table:table-cell office:value-type="float" office:value="-0.3696791122" calcext:value-type="float">
            <text:p>-0.3696791122</text:p>
          </table:table-cell>
          <table:table-cell office:value-type="float" office:value="3.3813108685" calcext:value-type="float">
            <text:p>3.38131086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3" calcext:value-type="float">
            <text:p>823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8064516129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4" calcext:value-type="float">
            <text:p>824</text:p>
          </table:table-cell>
          <table:table-cell office:value-type="float" office:value="1.2380469251" calcext:value-type="float">
            <text:p>1.2380469251</text:p>
          </table:table-cell>
          <table:table-cell office:value-type="float" office:value="1.0096547834" calcext:value-type="float">
            <text:p>1.00965478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5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office:value-type="float" office:value="-0.3673232328" calcext:value-type="float">
            <text:p>-0.3673232328</text:p>
          </table:table-cell>
          <table:table-cell office:value-type="float" office:value="3.4029973831" calcext:value-type="float">
            <text:p>3.402997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26" calcext:value-type="float">
            <text:p>826</text:p>
          </table:table-cell>
          <table:table-cell office:value-type="float" office:value="1.2370877998" calcext:value-type="float">
            <text:p>1.2370877998</text:p>
          </table:table-cell>
          <table:table-cell office:value-type="float" office:value="1.0104375778" calcext:value-type="float">
            <text:p>1.0104375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6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7" calcext:value-type="float">
            <text:p>827</text:p>
          </table:table-cell>
          <table:table-cell office:value-type="float" office:value="-0.3650031831" calcext:value-type="float">
            <text:p>-0.3650031831</text:p>
          </table:table-cell>
          <table:table-cell office:value-type="float" office:value="3.4246276688" calcext:value-type="float">
            <text:p>3.42462766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8" calcext:value-type="float">
            <text:p>828</text:p>
          </table:table-cell>
          <table:table-cell office:value-type="float" office:value="-0.3627181403" calcext:value-type="float">
            <text:p>-0.3627181403</text:p>
          </table:table-cell>
          <table:table-cell office:value-type="float" office:value="3.4462020541" calcext:value-type="float">
            <text:p>3.446202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29" calcext:value-type="float">
            <text:p>829</text:p>
          </table:table-cell>
          <table:table-cell office:value-type="float" office:value="-0.360467304" calcext:value-type="float">
            <text:p>-0.360467304</text:p>
          </table:table-cell>
          <table:table-cell office:value-type="float" office:value="3.4677208892" calcext:value-type="float">
            <text:p>3.46772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0" calcext:value-type="float">
            <text:p>830</text:p>
          </table:table-cell>
          <table:table-cell office:value-type="float" office:value="-0.3582498959" calcext:value-type="float">
            <text:p>-0.3582498959</text:p>
          </table:table-cell>
          <table:table-cell office:value-type="float" office:value="3.489184545" calcext:value-type="float">
            <text:p>3.489184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3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31" calcext:value-type="float">
            <text:p>831</text:p>
          </table:table-cell>
          <table:table-cell office:value-type="float" office:value="-0.3560651587" calcext:value-type="float">
            <text:p>-0.3560651587</text:p>
          </table:table-cell>
          <table:table-cell office:value-type="float" office:value="3.5105934114" calcext:value-type="float">
            <text:p>3.510593411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2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32" calcext:value-type="float">
            <text:p>832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2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33" calcext:value-type="float">
            <text:p>833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34" calcext:value-type="float">
            <text:p>834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35" calcext:value-type="float">
            <text:p>835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36" calcext:value-type="float">
            <text:p>836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37" calcext:value-type="float">
            <text:p>837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3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38" calcext:value-type="float">
            <text:p>838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9" calcext:value-type="float">
            <text:p>839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40" calcext:value-type="float">
            <text:p>840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41" calcext:value-type="float">
            <text:p>841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9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42" calcext:value-type="float">
            <text:p>842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43" calcext:value-type="float">
            <text:p>843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44" calcext:value-type="float">
            <text:p>844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45" calcext:value-type="float">
            <text:p>845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46" calcext:value-type="float">
            <text:p>846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47" calcext:value-type="float">
            <text:p>847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1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48" calcext:value-type="float">
            <text:p>848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6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49" calcext:value-type="float">
            <text:p>849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50" calcext:value-type="float">
            <text:p>850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51" calcext:value-type="float">
            <text:p>851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1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52" calcext:value-type="float">
            <text:p>852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53" calcext:value-type="float">
            <text:p>853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54" calcext:value-type="float">
            <text:p>854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55" calcext:value-type="float">
            <text:p>855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56" calcext:value-type="float">
            <text:p>856</text:p>
          </table:table-cell>
          <table:table-cell office:value-type="float" office:value="-0.0569637613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3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57" calcext:value-type="float">
            <text:p>857</text:p>
          </table:table-cell>
          <table:table-cell office:value-type="float" office:value="-0.056269850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58" calcext:value-type="float">
            <text:p>858</text:p>
          </table:table-cell>
          <table:table-cell office:value-type="float" office:value="-0.0555895284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59" calcext:value-type="float">
            <text:p>859</text:p>
          </table:table-cell>
          <table:table-cell office:value-type="float" office:value="-0.054922634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60" calcext:value-type="float">
            <text:p>860</text:p>
          </table:table-cell>
          <table:table-cell office:value-type="float" office:value="-0.0542690079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61" calcext:value-type="float">
            <text:p>861</text:p>
          </table:table-cell>
          <table:table-cell office:value-type="float" office:value="-0.0536284918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862" calcext:value-type="float">
            <text:p>862</text:p>
          </table:table-cell>
          <table:table-cell office:value-type="float" office:value="-0.0530009285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863" calcext:value-type="float">
            <text:p>863</text:p>
          </table:table-cell>
          <table:table-cell office:value-type="float" office:value="-0.0523861619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864" calcext:value-type="float">
            <text:p>864</text:p>
          </table:table-cell>
          <table:table-cell office:value-type="float" office:value="-0.0517840369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5" calcext:value-type="float">
            <text:p>865</text:p>
          </table:table-cell>
          <table:table-cell office:value-type="float" office:value="0.3561322994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6" calcext:value-type="float">
            <text:p>866</text:p>
          </table:table-cell>
          <table:table-cell office:value-type="float" office:value="0.3556824706" calcext:value-type="float">
            <text:p>0.3556824706</text:p>
          </table:table-cell>
          <table:table-cell office:value-type="float" office:value="3.5143705504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7" calcext:value-type="float">
            <text:p>867</text:p>
          </table:table-cell>
          <table:table-cell office:value-type="float" office:value="0.3552328355" calcext:value-type="float">
            <text:p>0.3552328355</text:p>
          </table:table-cell>
          <table:table-cell office:value-type="float" office:value="3.5188188564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68" calcext:value-type="float">
            <text:p>868</text:p>
          </table:table-cell>
          <table:table-cell office:value-type="float" office:value="0.3547834164" calcext:value-type="float">
            <text:p>0.3547834164</text:p>
          </table:table-cell>
          <table:table-cell office:value-type="float" office:value="3.5232762923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69" calcext:value-type="float">
            <text:p>869</text:p>
          </table:table-cell>
          <table:table-cell office:value-type="float" office:value="0.3543342351" calcext:value-type="float">
            <text:p>0.3543342351</text:p>
          </table:table-cell>
          <table:table-cell office:value-type="float" office:value="3.5277426686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2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70" calcext:value-type="float">
            <text:p>870</text:p>
          </table:table-cell>
          <table:table-cell office:value-type="float" office:value="-0.0781258591" calcext:value-type="float">
            <text:p>-0.0781258591</text:p>
          </table:table-cell>
          <table:table-cell office:value-type="float" office:value="15.9998240593" calcext:value-type="float">
            <text:p>15.99982405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2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-0.0770557051" calcext:value-type="float">
            <text:p>-0.0770557051</text:p>
          </table:table-cell>
          <table:table-cell office:value-type="float" office:value="16.2220305129" calcext:value-type="float">
            <text:p>16.22203051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872" calcext:value-type="float">
            <text:p>872</text:p>
          </table:table-cell>
          <table:table-cell office:value-type="float" office:value="-0.0760031842" calcext:value-type="float">
            <text:p>-0.0760031842</text:p>
          </table:table-cell>
          <table:table-cell office:value-type="float" office:value="16.4466793384" calcext:value-type="float">
            <text:p>16.44667933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873" calcext:value-type="float">
            <text:p>873</text:p>
          </table:table-cell>
          <table:table-cell office:value-type="float" office:value="-0.0749681268" calcext:value-type="float">
            <text:p>-0.0749681268</text:p>
          </table:table-cell>
          <table:table-cell office:value-type="float" office:value="16.6737526027" calcext:value-type="float">
            <text:p>16.67375260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874" calcext:value-type="float">
            <text:p>874</text:p>
          </table:table-cell>
          <table:table-cell office:value-type="float" office:value="-0.0739503628" calcext:value-type="float">
            <text:p>-0.0739503628</text:p>
          </table:table-cell>
          <table:table-cell office:value-type="float" office:value="16.90323013" calcext:value-type="float">
            <text:p>16.903230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875" calcext:value-type="float">
            <text:p>875</text:p>
          </table:table-cell>
          <table:table-cell office:value-type="float" office:value="-0.0729497214" calcext:value-type="float">
            <text:p>-0.0729497214</text:p>
          </table:table-cell>
          <table:table-cell office:value-type="float" office:value="17.135089429" calcext:value-type="float">
            <text:p>17.1350894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3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876" calcext:value-type="float">
            <text:p>876</text:p>
          </table:table-cell>
          <table:table-cell office:value-type="float" office:value="-0.0719660318" calcext:value-type="float">
            <text:p>-0.0719660318</text:p>
          </table:table-cell>
          <table:table-cell office:value-type="float" office:value="17.3693056202" calcext:value-type="float">
            <text:p>17.36930562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77" calcext:value-type="float">
            <text:p>877</text:p>
          </table:table-cell>
          <table:table-cell office:value-type="float" office:value="-0.0709991226" calcext:value-type="float">
            <text:p>-0.0709991226</text:p>
          </table:table-cell>
          <table:table-cell office:value-type="float" office:value="17.605851364" calcext:value-type="float">
            <text:p>17.6058513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878" calcext:value-type="float">
            <text:p>878</text:p>
          </table:table-cell>
          <table:table-cell office:value-type="float" office:value="-0.0700488226" calcext:value-type="float">
            <text:p>-0.0700488226</text:p>
          </table:table-cell>
          <table:table-cell office:value-type="float" office:value="17.8446967893" calcext:value-type="float">
            <text:p>17.84469678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879" calcext:value-type="float">
            <text:p>879</text:p>
          </table:table-cell>
          <table:table-cell office:value-type="float" office:value="-0.0691149603" calcext:value-type="float">
            <text:p>-0.0691149603</text:p>
          </table:table-cell>
          <table:table-cell office:value-type="float" office:value="18.0858094235" calcext:value-type="float">
            <text:p>18.08580942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9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80" calcext:value-type="float">
            <text:p>880</text:p>
          </table:table-cell>
          <table:table-cell office:value-type="float" office:value="-0.0681973642" calcext:value-type="float">
            <text:p>-0.0681973642</text:p>
          </table:table-cell>
          <table:table-cell office:value-type="float" office:value="18.3291541234" calcext:value-type="float">
            <text:p>18.32915412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881" calcext:value-type="float">
            <text:p>881</text:p>
          </table:table-cell>
          <table:table-cell office:value-type="float" office:value="-0.0672958632" calcext:value-type="float">
            <text:p>-0.0672958632</text:p>
          </table:table-cell>
          <table:table-cell office:value-type="float" office:value="18.5746930081" calcext:value-type="float">
            <text:p>18.57469300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882" calcext:value-type="float">
            <text:p>882</text:p>
          </table:table-cell>
          <table:table-cell office:value-type="float" office:value="-0.0664102862" calcext:value-type="float">
            <text:p>-0.0664102862</text:p>
          </table:table-cell>
          <table:table-cell office:value-type="float" office:value="18.8223853928" calcext:value-type="float">
            <text:p>18.82238539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float" office:value="883" calcext:value-type="float">
            <text:p>883</text:p>
          </table:table-cell>
          <table:table-cell office:value-type="float" office:value="-0.0655404623" calcext:value-type="float">
            <text:p>-0.0655404623</text:p>
          </table:table-cell>
          <table:table-cell office:value-type="float" office:value="19.0721877258" calcext:value-type="float">
            <text:p>19.07218772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84" calcext:value-type="float">
            <text:p>884</text:p>
          </table:table-cell>
          <table:table-cell office:value-type="float" office:value="-0.0646862212" calcext:value-type="float">
            <text:p>-0.0646862212</text:p>
          </table:table-cell>
          <table:table-cell office:value-type="float" office:value="19.3240535269" calcext:value-type="float">
            <text:p>19.32405352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885" calcext:value-type="float">
            <text:p>885</text:p>
          </table:table-cell>
          <table:table-cell office:value-type="float" office:value="-0.0638473928" calcext:value-type="float">
            <text:p>-0.0638473928</text:p>
          </table:table-cell>
          <table:table-cell office:value-type="float" office:value="19.5779333293" calcext:value-type="float">
            <text:p>19.57793332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1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886" calcext:value-type="float">
            <text:p>886</text:p>
          </table:table-cell>
          <table:table-cell office:value-type="float" office:value="-0.0630238078" calcext:value-type="float">
            <text:p>-0.0630238078</text:p>
          </table:table-cell>
          <table:table-cell office:value-type="float" office:value="19.8337746233" calcext:value-type="float">
            <text:p>19.83377462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6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887" calcext:value-type="float">
            <text:p>887</text:p>
          </table:table-cell>
          <table:table-cell office:value-type="float" office:value="-0.0622152972" calcext:value-type="float">
            <text:p>-0.0622152972</text:p>
          </table:table-cell>
          <table:table-cell office:value-type="float" office:value="20.0915218049" calcext:value-type="float">
            <text:p>20.09152180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888" calcext:value-type="float">
            <text:p>888</text:p>
          </table:table-cell>
          <table:table-cell office:value-type="float" office:value="-0.0614216927" calcext:value-type="float">
            <text:p>-0.0614216927</text:p>
          </table:table-cell>
          <table:table-cell office:value-type="float" office:value="20.351116126" calcext:value-type="float">
            <text:p>20.3511161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889" calcext:value-type="float">
            <text:p>889</text:p>
          </table:table-cell>
          <table:table-cell office:value-type="float" office:value="-0.0606428266" calcext:value-type="float">
            <text:p>-0.0606428266</text:p>
          </table:table-cell>
          <table:table-cell office:value-type="float" office:value="20.6124956507" calcext:value-type="float">
            <text:p>20.61249565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1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890" calcext:value-type="float">
            <text:p>890</text:p>
          </table:table-cell>
          <table:table-cell office:value-type="float" office:value="-0.0598785322" calcext:value-type="float">
            <text:p>-0.0598785322</text:p>
          </table:table-cell>
          <table:table-cell office:value-type="float" office:value="20.8755952141" calcext:value-type="float">
            <text:p>20.87559521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891" calcext:value-type="float">
            <text:p>891</text:p>
          </table:table-cell>
          <table:table-cell office:value-type="float" office:value="-0.0591286433" calcext:value-type="float">
            <text:p>-0.0591286433</text:p>
          </table:table-cell>
          <table:table-cell office:value-type="float" office:value="21.1403463867" calcext:value-type="float">
            <text:p>21.14034638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92" calcext:value-type="float">
            <text:p>892</text:p>
          </table:table-cell>
          <table:table-cell office:value-type="float" office:value="-0.0583929946" calcext:value-type="float">
            <text:p>-0.0583929946</text:p>
          </table:table-cell>
          <table:table-cell office:value-type="float" office:value="21.4066774434" calcext:value-type="float">
            <text:p>21.40667744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893" calcext:value-type="float">
            <text:p>893</text:p>
          </table:table-cell>
          <table:table-cell office:value-type="float" office:value="-0.0576714218" calcext:value-type="float">
            <text:p>-0.0576714218</text:p>
          </table:table-cell>
          <table:table-cell office:value-type="float" office:value="21.6745133381" calcext:value-type="float">
            <text:p>21.67451333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894" calcext:value-type="float">
            <text:p>894</text:p>
          </table:table-cell>
          <table:table-cell office:value-type="float" office:value="-0.0569637613" calcext:value-type="float">
            <text:p>-0.0569637613</text:p>
          </table:table-cell>
          <table:table-cell office:value-type="float" office:value="21.9437756837" calcext:value-type="float">
            <text:p>21.9437756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3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  <table:table-cell office:value-type="float" office:value="895" calcext:value-type="float">
            <text:p>895</text:p>
          </table:table-cell>
          <table:table-cell office:value-type="float" office:value="-0.0562698507" calcext:value-type="float">
            <text:p>-0.0562698507</text:p>
          </table:table-cell>
          <table:table-cell office:value-type="float" office:value="22.2143827383" calcext:value-type="float">
            <text:p>22.2143827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896" calcext:value-type="float">
            <text:p>896</text:p>
          </table:table-cell>
          <table:table-cell office:value-type="float" office:value="-0.0555895284" calcext:value-type="float">
            <text:p>-0.0555895284</text:p>
          </table:table-cell>
          <table:table-cell office:value-type="float" office:value="22.4862493975" calcext:value-type="float">
            <text:p>22.4862493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5" calcext:value-type="float">
            <text:p>455</text:p>
          </table:table-cell>
          <table:table-cell office:value-type="float" office:value="897" calcext:value-type="float">
            <text:p>897</text:p>
          </table:table-cell>
          <table:table-cell office:value-type="float" office:value="-0.054922634" calcext:value-type="float">
            <text:p>-0.054922634</text:p>
          </table:table-cell>
          <table:table-cell office:value-type="float" office:value="22.7592871942" calcext:value-type="float">
            <text:p>22.75928719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461" calcext:value-type="float">
            <text:p>461</text:p>
          </table:table-cell>
          <table:table-cell office:value-type="float" office:value="898" calcext:value-type="float">
            <text:p>898</text:p>
          </table:table-cell>
          <table:table-cell office:value-type="float" office:value="-0.0542690079" calcext:value-type="float">
            <text:p>-0.0542690079</text:p>
          </table:table-cell>
          <table:table-cell office:value-type="float" office:value="23.0334043042" calcext:value-type="float">
            <text:p>23.0334043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899" calcext:value-type="float">
            <text:p>899</text:p>
          </table:table-cell>
          <table:table-cell office:value-type="float" office:value="-0.0536284918" calcext:value-type="float">
            <text:p>-0.0536284918</text:p>
          </table:table-cell>
          <table:table-cell office:value-type="float" office:value="23.3085055604" calcext:value-type="float">
            <text:p>23.30850556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900" calcext:value-type="float">
            <text:p>900</text:p>
          </table:table-cell>
          <table:table-cell office:value-type="float" office:value="-0.0530009285" calcext:value-type="float">
            <text:p>-0.0530009285</text:p>
          </table:table-cell>
          <table:table-cell office:value-type="float" office:value="23.5844924742" calcext:value-type="float">
            <text:p>23.58449247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  <table:table-cell office:value-type="float" office:value="901" calcext:value-type="float">
            <text:p>901</text:p>
          </table:table-cell>
          <table:table-cell office:value-type="float" office:value="-0.0523861619" calcext:value-type="float">
            <text:p>-0.0523861619</text:p>
          </table:table-cell>
          <table:table-cell office:value-type="float" office:value="23.8612632645" calcext:value-type="float">
            <text:p>23.86126326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902" calcext:value-type="float">
            <text:p>902</text:p>
          </table:table-cell>
          <table:table-cell office:value-type="float" office:value="-0.0517840369" calcext:value-type="float">
            <text:p>-0.0517840369</text:p>
          </table:table-cell>
          <table:table-cell office:value-type="float" office:value="24.1387128959" calcext:value-type="float">
            <text:p>24.13871289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6" calcext:value-type="float">
            <text:p>1.46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3" calcext:value-type="float">
            <text:p>903</text:p>
          </table:table-cell>
          <table:table-cell office:value-type="float" office:value="0.3561322994" calcext:value-type="float">
            <text:p>0.3561322994</text:p>
          </table:table-cell>
          <table:table-cell office:value-type="float" office:value="3.5099315679" calcext:value-type="float">
            <text:p>3.50993156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7" calcext:value-type="float">
            <text:p>1.4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4" calcext:value-type="float">
            <text:p>904</text:p>
          </table:table-cell>
          <table:table-cell office:value-type="float" office:value="0.3556824706" calcext:value-type="float">
            <text:p>0.3556824706</text:p>
          </table:table-cell>
          <table:table-cell office:value-type="float" office:value="3.5143705504" calcext:value-type="float">
            <text:p>3.51437055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8" calcext:value-type="float">
            <text:p>1.4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5" calcext:value-type="float">
            <text:p>905</text:p>
          </table:table-cell>
          <table:table-cell office:value-type="float" office:value="0.3552328355" calcext:value-type="float">
            <text:p>0.3552328355</text:p>
          </table:table-cell>
          <table:table-cell office:value-type="float" office:value="3.5188188564" calcext:value-type="float">
            <text:p>3.5188188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49" calcext:value-type="float">
            <text:p>1.49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6" calcext:value-type="float">
            <text:p>906</text:p>
          </table:table-cell>
          <table:table-cell office:value-type="float" office:value="0.3547834164" calcext:value-type="float">
            <text:p>0.3547834164</text:p>
          </table:table-cell>
          <table:table-cell office:value-type="float" office:value="3.5232762923" calcext:value-type="float">
            <text:p>3.523276292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907" calcext:value-type="float">
            <text:p>907</text:p>
          </table:table-cell>
          <table:table-cell office:value-type="float" office:value="0.3543342351" calcext:value-type="float">
            <text:p>0.3543342351</text:p>
          </table:table-cell>
          <table:table-cell office:value-type="float" office:value="3.5277426686" calcext:value-type="float">
            <text:p>3.52774266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08" calcext:value-type="float">
            <text:p>908</text:p>
          </table:table-cell>
          <table:table-cell office:value-type="float" office:value="0.3888292677" calcext:value-type="float">
            <text:p>0.3888292677</text:p>
          </table:table-cell>
          <table:table-cell office:value-type="float" office:value="3.2147785772" calcext:value-type="float">
            <text:p>3.21477857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09" calcext:value-type="float">
            <text:p>909</text:p>
          </table:table-cell>
          <table:table-cell office:value-type="float" office:value="-0.2731624037" calcext:value-type="float">
            <text:p>-0.2731624037</text:p>
          </table:table-cell>
          <table:table-cell office:value-type="float" office:value="4.5760323641" calcext:value-type="float">
            <text:p>4.57603236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4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10" calcext:value-type="float">
            <text:p>910</text:p>
          </table:table-cell>
          <table:table-cell office:value-type="float" office:value="-0.2705341034" calcext:value-type="float">
            <text:p>-0.2705341034</text:p>
          </table:table-cell>
          <table:table-cell office:value-type="float" office:value="4.620489559" calcext:value-type="float">
            <text:p>4.6204895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11" calcext:value-type="float">
            <text:p>911</text:p>
          </table:table-cell>
          <table:table-cell office:value-type="float" office:value="-0.2679025512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1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12" calcext:value-type="float">
            <text:p>912</text:p>
          </table:table-cell>
          <table:table-cell office:value-type="float" office:value="-0.2652685129" calcext:value-type="float">
            <text:p>-0.2652685129</text:p>
          </table:table-cell>
          <table:table-cell office:value-type="float" office:value="4.7122064592" calcext:value-type="float">
            <text:p>4.71220645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office:value-type="float" office:value="-0.2626327531" calcext:value-type="float">
            <text:p>-0.2626327531</text:p>
          </table:table-cell>
          <table:table-cell office:value-type="float" office:value="4.75949776" calcext:value-type="float">
            <text:p>4.75949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14" calcext:value-type="float">
            <text:p>914</text:p>
          </table:table-cell>
          <table:table-cell office:value-type="float" office:value="-0.2599960345" calcext:value-type="float">
            <text:p>-0.2599960345</text:p>
          </table:table-cell>
          <table:table-cell office:value-type="float" office:value="4.8077656359" calcext:value-type="float">
            <text:p>4.80776563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15" calcext:value-type="float">
            <text:p>915</text:p>
          </table:table-cell>
          <table:table-cell office:value-type="float" office:value="-0.2573591169" calcext:value-type="float">
            <text:p>-0.2573591169</text:p>
          </table:table-cell>
          <table:table-cell office:value-type="float" office:value="4.8570263021" calcext:value-type="float">
            <text:p>4.85702630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16" calcext:value-type="float">
            <text:p>916</text:p>
          </table:table-cell>
          <table:table-cell office:value-type="float" office:value="-0.2547227565" calcext:value-type="float">
            <text:p>-0.2547227565</text:p>
          </table:table-cell>
          <table:table-cell office:value-type="float" office:value="4.9072961408" calcext:value-type="float">
            <text:p>4.90729614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17" calcext:value-type="float">
            <text:p>917</text:p>
          </table:table-cell>
          <table:table-cell office:value-type="float" office:value="-0.2520877046" calcext:value-type="float">
            <text:p>-0.2520877046</text:p>
          </table:table-cell>
          <table:table-cell office:value-type="float" office:value="4.958591702" calcext:value-type="float">
            <text:p>4.9585917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8" calcext:value-type="float">
            <text:p>918</text:p>
          </table:table-cell>
          <table:table-cell office:value-type="float" office:value="-0.2494547068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1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19" calcext:value-type="float">
            <text:p>919</text:p>
          </table:table-cell>
          <table:table-cell office:value-type="float" office:value="-0.2468245025" calcext:value-type="float">
            <text:p>-0.2468245025</text:p>
          </table:table-cell>
          <table:table-cell office:value-type="float" office:value="5.0643270321" calcext:value-type="float">
            <text:p>5.0643270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20" calcext:value-type="float">
            <text:p>920</text:p>
          </table:table-cell>
          <table:table-cell office:value-type="float" office:value="-0.2441978235" calcext:value-type="float">
            <text:p>-0.2441978235</text:p>
          </table:table-cell>
          <table:table-cell office:value-type="float" office:value="5.1188007421" calcext:value-type="float">
            <text:p>5.11880074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21" calcext:value-type="float">
            <text:p>921</text:p>
          </table:table-cell>
          <table:table-cell office:value-type="float" office:value="-0.2415753936" calcext:value-type="float">
            <text:p>-0.2415753936</text:p>
          </table:table-cell>
          <table:table-cell office:value-type="float" office:value="5.1743680574" calcext:value-type="float">
            <text:p>5.1743680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1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22" calcext:value-type="float">
            <text:p>922</text:p>
          </table:table-cell>
          <table:table-cell office:value-type="float" office:value="-0.2389579276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23" calcext:value-type="float">
            <text:p>923</text:p>
          </table:table-cell>
          <table:table-cell office:value-type="float" office:value="-0.2363461306" calcext:value-type="float">
            <text:p>-0.2363461306</text:p>
          </table:table-cell>
          <table:table-cell office:value-type="float" office:value="5.2888532456" calcext:value-type="float">
            <text:p>5.28885324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3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24" calcext:value-type="float">
            <text:p>924</text:p>
          </table:table-cell>
          <table:table-cell office:value-type="float" office:value="-0.2337406973" calcext:value-type="float">
            <text:p>-0.2337406973</text:p>
          </table:table-cell>
          <table:table-cell office:value-type="float" office:value="5.3478064132" calcext:value-type="float">
            <text:p>5.34780641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25" calcext:value-type="float">
            <text:p>925</text:p>
          </table:table-cell>
          <table:table-cell office:value-type="float" office:value="-0.2311423111" calcext:value-type="float">
            <text:p>-0.2311423111</text:p>
          </table:table-cell>
          <table:table-cell office:value-type="float" office:value="5.4079237764" calcext:value-type="float">
            <text:p>5.40792377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1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26" calcext:value-type="float">
            <text:p>926</text:p>
          </table:table-cell>
          <table:table-cell office:value-type="float" office:value="-0.2285516438" calcext:value-type="float">
            <text:p>-0.2285516438</text:p>
          </table:table-cell>
          <table:table-cell office:value-type="float" office:value="5.4692234075" calcext:value-type="float">
            <text:p>5.46922340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9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27" calcext:value-type="float">
            <text:p>927</text:p>
          </table:table-cell>
          <table:table-cell office:value-type="float" office:value="-0.2259693546" calcext:value-type="float">
            <text:p>-0.2259693546</text:p>
          </table:table-cell>
          <table:table-cell office:value-type="float" office:value="5.5317235494" calcext:value-type="float">
            <text:p>5.531723549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28" calcext:value-type="float">
            <text:p>928</text:p>
          </table:table-cell>
          <table:table-cell office:value-type="float" office:value="-0.2233960896" calcext:value-type="float">
            <text:p>-0.2233960896</text:p>
          </table:table-cell>
          <table:table-cell office:value-type="float" office:value="5.5954426152" calcext:value-type="float">
            <text:p>5.59544261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1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29" calcext:value-type="float">
            <text:p>929</text:p>
          </table:table-cell>
          <table:table-cell office:value-type="float" office:value="-0.2208324817" calcext:value-type="float">
            <text:p>-0.2208324817</text:p>
          </table:table-cell>
          <table:table-cell office:value-type="float" office:value="5.6603991884" calcext:value-type="float">
            <text:p>5.6603991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0" calcext:value-type="float">
            <text:p>930</text:p>
          </table:table-cell>
          <table:table-cell office:value-type="float" office:value="0.3935534172" calcext:value-type="float">
            <text:p>0.3935534172</text:p>
          </table:table-cell>
          <table:table-cell office:value-type="float" office:value="3.1761889117" calcext:value-type="float">
            <text:p>3.1761889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1" calcext:value-type="float">
            <text:p>931</text:p>
          </table:table-cell>
          <table:table-cell office:value-type="float" office:value="0.3935548075" calcext:value-type="float">
            <text:p>0.3935548075</text:p>
          </table:table-cell>
          <table:table-cell office:value-type="float" office:value="3.1761776915" calcext:value-type="float">
            <text:p>3.17617769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1.0833333333" calcext:value-type="float">
            <text:p>1.0833333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32" calcext:value-type="float">
            <text:p>932</text:p>
          </table:table-cell>
          <table:table-cell office:value-type="float" office:value="0.3888292677" calcext:value-type="float">
            <text:p>0.3888292677</text:p>
          </table:table-cell>
          <table:table-cell office:value-type="float" office:value="3.2147785772" calcext:value-type="float">
            <text:p>3.214778577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3" calcext:value-type="float">
            <text:p>933</text:p>
          </table:table-cell>
          <table:table-cell office:value-type="float" office:value="-0.2731624037" calcext:value-type="float">
            <text:p>-0.2731624037</text:p>
          </table:table-cell>
          <table:table-cell office:value-type="float" office:value="4.5760323641" calcext:value-type="float">
            <text:p>4.576032364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4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4" calcext:value-type="float">
            <text:p>934</text:p>
          </table:table-cell>
          <table:table-cell office:value-type="float" office:value="-0.2705341034" calcext:value-type="float">
            <text:p>-0.2705341034</text:p>
          </table:table-cell>
          <table:table-cell office:value-type="float" office:value="4.620489559" calcext:value-type="float">
            <text:p>4.6204895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935" calcext:value-type="float">
            <text:p>935</text:p>
          </table:table-cell>
          <table:table-cell office:value-type="float" office:value="-0.2679025512" calcext:value-type="float">
            <text:p>-0.2679025512</text:p>
          </table:table-cell>
          <table:table-cell office:value-type="float" office:value="4.6658756859" calcext:value-type="float">
            <text:p>4.66587568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1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36" calcext:value-type="float">
            <text:p>936</text:p>
          </table:table-cell>
          <table:table-cell office:value-type="float" office:value="-0.2652685129" calcext:value-type="float">
            <text:p>-0.2652685129</text:p>
          </table:table-cell>
          <table:table-cell office:value-type="float" office:value="4.7122064592" calcext:value-type="float">
            <text:p>4.7122064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937" calcext:value-type="float">
            <text:p>937</text:p>
          </table:table-cell>
          <table:table-cell office:value-type="float" office:value="-0.2626327531" calcext:value-type="float">
            <text:p>-0.2626327531</text:p>
          </table:table-cell>
          <table:table-cell office:value-type="float" office:value="4.75949776" calcext:value-type="float">
            <text:p>4.75949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38" calcext:value-type="float">
            <text:p>938</text:p>
          </table:table-cell>
          <table:table-cell office:value-type="float" office:value="-0.2599960345" calcext:value-type="float">
            <text:p>-0.2599960345</text:p>
          </table:table-cell>
          <table:table-cell office:value-type="float" office:value="4.8077656359" calcext:value-type="float">
            <text:p>4.80776563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39" calcext:value-type="float">
            <text:p>939</text:p>
          </table:table-cell>
          <table:table-cell office:value-type="float" office:value="-0.2573591169" calcext:value-type="float">
            <text:p>-0.2573591169</text:p>
          </table:table-cell>
          <table:table-cell office:value-type="float" office:value="4.8570263021" calcext:value-type="float">
            <text:p>4.85702630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40" calcext:value-type="float">
            <text:p>940</text:p>
          </table:table-cell>
          <table:table-cell office:value-type="float" office:value="-0.2547227565" calcext:value-type="float">
            <text:p>-0.2547227565</text:p>
          </table:table-cell>
          <table:table-cell office:value-type="float" office:value="4.9072961408" calcext:value-type="float">
            <text:p>4.90729614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41" calcext:value-type="float">
            <text:p>941</text:p>
          </table:table-cell>
          <table:table-cell office:value-type="float" office:value="-0.2520877046" calcext:value-type="float">
            <text:p>-0.2520877046</text:p>
          </table:table-cell>
          <table:table-cell office:value-type="float" office:value="4.958591702" calcext:value-type="float">
            <text:p>4.95859170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42" calcext:value-type="float">
            <text:p>942</text:p>
          </table:table-cell>
          <table:table-cell office:value-type="float" office:value="-0.2494547068" calcext:value-type="float">
            <text:p>-0.2494547068</text:p>
          </table:table-cell>
          <table:table-cell office:value-type="float" office:value="5.0109297037" calcext:value-type="float">
            <text:p>5.010929703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1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43" calcext:value-type="float">
            <text:p>943</text:p>
          </table:table-cell>
          <table:table-cell office:value-type="float" office:value="-0.2468245025" calcext:value-type="float">
            <text:p>-0.2468245025</text:p>
          </table:table-cell>
          <table:table-cell office:value-type="float" office:value="5.0643270321" calcext:value-type="float">
            <text:p>5.06432703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44" calcext:value-type="float">
            <text:p>944</text:p>
          </table:table-cell>
          <table:table-cell office:value-type="float" office:value="-0.2441978235" calcext:value-type="float">
            <text:p>-0.2441978235</text:p>
          </table:table-cell>
          <table:table-cell office:value-type="float" office:value="5.1188007421" calcext:value-type="float">
            <text:p>5.11880074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945" calcext:value-type="float">
            <text:p>945</text:p>
          </table:table-cell>
          <table:table-cell office:value-type="float" office:value="-0.2415753936" calcext:value-type="float">
            <text:p>-0.2415753936</text:p>
          </table:table-cell>
          <table:table-cell office:value-type="float" office:value="5.1743680574" calcext:value-type="float">
            <text:p>5.17436805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1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46" calcext:value-type="float">
            <text:p>946</text:p>
          </table:table-cell>
          <table:table-cell office:value-type="float" office:value="-0.2389579276" calcext:value-type="float">
            <text:p>-0.2389579276</text:p>
          </table:table-cell>
          <table:table-cell office:value-type="float" office:value="5.2310463711" calcext:value-type="float">
            <text:p>5.23104637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-0.2363461306" calcext:value-type="float">
            <text:p>-0.2363461306</text:p>
          </table:table-cell>
          <table:table-cell office:value-type="float" office:value="5.2888532456" calcext:value-type="float">
            <text:p>5.2888532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3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48" calcext:value-type="float">
            <text:p>948</text:p>
          </table:table-cell>
          <table:table-cell office:value-type="float" office:value="-0.2337406973" calcext:value-type="float">
            <text:p>-0.2337406973</text:p>
          </table:table-cell>
          <table:table-cell office:value-type="float" office:value="5.3478064132" calcext:value-type="float">
            <text:p>5.3478064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949" calcext:value-type="float">
            <text:p>949</text:p>
          </table:table-cell>
          <table:table-cell office:value-type="float" office:value="-0.2311423111" calcext:value-type="float">
            <text:p>-0.2311423111</text:p>
          </table:table-cell>
          <table:table-cell office:value-type="float" office:value="5.4079237764" calcext:value-type="float">
            <text:p>5.407923776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1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950" calcext:value-type="float">
            <text:p>950</text:p>
          </table:table-cell>
          <table:table-cell office:value-type="float" office:value="-0.2285516438" calcext:value-type="float">
            <text:p>-0.2285516438</text:p>
          </table:table-cell>
          <table:table-cell office:value-type="float" office:value="5.4692234075" calcext:value-type="float">
            <text:p>5.469223407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9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51" calcext:value-type="float">
            <text:p>951</text:p>
          </table:table-cell>
          <table:table-cell office:value-type="float" office:value="-0.2259693546" calcext:value-type="float">
            <text:p>-0.2259693546</text:p>
          </table:table-cell>
          <table:table-cell office:value-type="float" office:value="5.5317235494" calcext:value-type="float">
            <text:p>5.53172354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52" calcext:value-type="float">
            <text:p>952</text:p>
          </table:table-cell>
          <table:table-cell office:value-type="float" office:value="-0.2233960896" calcext:value-type="float">
            <text:p>-0.2233960896</text:p>
          </table:table-cell>
          <table:table-cell office:value-type="float" office:value="5.5954426152" calcext:value-type="float">
            <text:p>5.5954426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1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53" calcext:value-type="float">
            <text:p>953</text:p>
          </table:table-cell>
          <table:table-cell office:value-type="float" office:value="-0.2208324817" calcext:value-type="float">
            <text:p>-0.2208324817</text:p>
          </table:table-cell>
          <table:table-cell office:value-type="float" office:value="5.6603991884" calcext:value-type="float">
            <text:p>5.660399188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4" calcext:value-type="float">
            <text:p>954</text:p>
          </table:table-cell>
          <table:table-cell office:value-type="float" office:value="0.3935534172" calcext:value-type="float">
            <text:p>0.3935534172</text:p>
          </table:table-cell>
          <table:table-cell office:value-type="float" office:value="3.1761889117" calcext:value-type="float">
            <text:p>3.17618891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91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55" calcext:value-type="float">
            <text:p>955</text:p>
          </table:table-cell>
          <table:table-cell office:value-type="float" office:value="0.3935548075" calcext:value-type="float">
            <text:p>0.3935548075</text:p>
          </table:table-cell>
          <table:table-cell office:value-type="float" office:value="3.1761776915" calcext:value-type="float">
            <text:p>3.17617769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3:52:09.641380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0T13:53:14.525875012</dc:date>
    <dc:creator>Lucas Wetzel</dc:creator>
    <meta:editing-duration>PT44M36S</meta:editing-duration>
    <meta:editing-cycles>4</meta:editing-cycles>
    <meta:generator>LibreOffice/5.1.4.2$Linux_X86_64 LibreOffice_project/10m0$Build-2</meta:generator>
    <meta:document-statistic meta:table-count="1" meta:cell-count="16219" meta:object-count="0"/>
  </office:meta>
</office:document-meta>
</file>